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507in" table:align="left"/>
    </style:style>
    <style:style style:name="Table1.A" style:family="table-column">
      <style:table-column-properties style:column-width="0.5743in"/>
    </style:style>
    <style:style style:name="Table1.B" style:family="table-column">
      <style:table-column-properties style:column-width="1.7736in"/>
    </style:style>
    <style:style style:name="Table1.C" style:family="table-column">
      <style:table-column-properties style:column-width="2.502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076in" table:align="left"/>
    </style:style>
    <style:style style:name="Table2.A" style:family="table-column">
      <style:table-column-properties style:column-width="0.5743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65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819in"/>
    </style:style>
    <style:style style:name="Table3.B" style:family="table-column">
      <style:table-column-properties style:column-width="1.1354in"/>
    </style:style>
    <style:style style:name="Table3.C" style:family="table-column">
      <style:table-column-properties style:column-width="2.5139in"/>
    </style:style>
    <style:style style:name="Table3.D" style:family="table-column">
      <style:table-column-properties style:column-width="1.861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T1" style:family="text">
      <style:text-properties officeooo:rsid="000336e0"/>
    </style:style>
    <style:style style:name="T2" style:family="text">
      <style:text-properties fo:font-weight="bold" officeooo:rsid="000336e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Explicação da função validar cpf:</text:span><text:line-break/><text:line-break/>O CPF <text:span text:style-name="Source_20_Text">135.675.213-23</text:span> <text:span text:style-name="Strong_20_Emphasis">é um CPF válido</text:span> de acordo com as regras do algoritmo.<text:line-break/>Se sua função está recusando ele, é porque <text:span text:style-name="Strong_20_Emphasis">o cálculo dos dígitos verificadores</text:span> está correto — mas <text:span text:style-name="Strong_20_Emphasis">o seu CPF de teste não é matematicamente válido</text:span>, mesmo parecendo “realista”.</text:p>
      <text:p text:style-name="Text_20_body">👉 Em outras palavras: <text:span text:style-name="Strong_20_Emphasis">ele tem o formato certo</text:span>, mas <text:span text:style-name="Strong_20_Emphasis">os dígitos verificadores (os dois últimos números)</text:span> não batem com o cálculo que o CPF verdadeiro exige.</text:p>
      <text:p text:style-name="Horizontal_20_Line"/>
      <text:h text:style-name="Heading_20_3" text:outline-level="3">🧩 Entenda o que acontece</text:h>
      <text:p text:style-name="Text_20_body">O CPF é composto assim:</text:p>
      <text:p text:style-name="P2"><text:span text:style-name="Source_20_Text">AAA.BBB.CCC-DD</text:span></text:p>
      <text:list text:style-name="L1">
        <text:list-item>
          <text:p text:style-name="P5">Os <text:span text:style-name="Strong_20_Emphasis">nove primeiros dígitos (AAA BBB CCC)</text:span> são a base.</text:p>
        </text:list-item>
        <text:list-item>
          <text:p text:style-name="P5">Os <text:span text:style-name="Strong_20_Emphasis">dois últimos dígitos (DD)</text:span> são <text:span text:style-name="Strong_20_Emphasis">verificadores</text:span>, calculados com uma fórmula específica.</text:p>
        </text:list-item>
      </text:list>
      <text:p text:style-name="Text_20_body">A função <text:span text:style-name="Source_20_Text">validar_cpf()</text:span> verifica matematicamente se o CPF é <text:span text:style-name="Strong_20_Emphasis">autêntico</text:span>, não apenas se tem 11 números.</text:p>
      <text:p text:style-name="Horizontal_20_Line"/>
      <text:h text:style-name="Heading_20_3" text:outline-level="3">🧮 Testando o CPF <text:span text:style-name="Source_20_Text">135.675.213-23</text:span></text:h>
      <text:p text:style-name="Text_20_body">Vamos fazer o cálculo manual para ver:</text:p>
      <text:p text:style-name="Text_20_body">1️⃣ Pegamos os 9 primeiros dígitos:<text:line-break/><text:span text:style-name="Source_20_Text">1 3 5 6 7 5 2 1 3</text:span></text:p>
      <text:p text:style-name="Text_20_body">2️⃣ Multiplicamos cada um por um peso (10 até 2) e somamos:</text:p>
      <text:p text:style-name="P1"><text:span text:style-name="Source_20_Text">1*10 + 3*9 + 5*8 + 6*7 + 7*6 + 5*5 + 2*4 + 1*3 + 3*2</text:span></text:p>
      <text:p text:style-name="P4"><text:span text:style-name="Source_20_Text">= 10 + 27 + 40 + 42 + 42 + 25 + 8 + 3 + 6 = 203</text:span></text:p>
      <text:p text:style-name="Text_20_body">3️⃣ Calculamos o resto da divisão por 11: <text:span text:style-name="Source_20_Text">203 % 11 = 5</text:span><text:line-break/>→ Primeiro dígito verificador = <text:span text:style-name="Source_20_Text">11 - 5 = 6</text:span></text:p>
      <text:p text:style-name="Text_20_body">✅ O primeiro DV correto seria <text:span text:style-name="Strong_20_Emphasis">6</text:span>, e não <text:span text:style-name="Strong_20_Emphasis">2</text:span>.</text:p>
      <text:p text:style-name="Text_20_body">4️⃣ Agora pegamos os 10 primeiros (incluindo o DV 6):<text:line-break/><text:span text:style-name="Source_20_Text">1 3 5 6 7 5 2 1 3 6</text:span></text:p>
      <text:p text:style-name="Text_20_body">Multiplicamos por pesos (11 até 2):</text:p>
      <text:p text:style-name="P1"><text:span text:style-name="Source_20_Text">1*11 + 3*10 + 5*9 + 6*8 + 7*7 + 5*6 + 2*5 + 1*4 + 3*3 + 6*2</text:span></text:p>
      <text:p text:style-name="P4"><text:span text:style-name="Source_20_Text">= 11 + 30 + 45 + 48 + 49 + 30 + 10 + 4 + 9 + 12 = 248</text:span></text:p>
      <text:p text:style-name="Text_20_body">5️⃣ Calculamos o resto: <text:span text:style-name="Source_20_Text">248 % 11 = 6</text:span><text:line-break/>→ Segundo DV = <text:span text:style-name="Source_20_Text">11 - 6 = 5</text:span></text:p>
      <text:p text:style-name="Text_20_body">✅ O segundo DV correto seria <text:span text:style-name="Strong_20_Emphasis">5</text:span>, e não <text:span text:style-name="Strong_20_Emphasis">3</text:span>.</text:p>
      <text:p text:style-name="Horizontal_20_Line"/>
      <text:h text:style-name="Heading_20_3" text:outline-level="3"><text:soft-page-break/>📊 Resultado:</text:h>
      <text:p text:style-name="Text_20_body">O CPF <text:span text:style-name="Source_20_Text">135.675.213-23</text:span> <text:span text:style-name="Strong_20_Emphasis">é inválido</text:span> porque o correto seria:</text:p>
      <text:p text:style-name="P2"><text:span text:style-name="Source_20_Text">135.675.213-65 ✅</text:span></text:p>
      <text:p text:style-name="Horizontal_20_Line"/>
      <text:h text:style-name="Heading_20_3" text:outline-level="3">💡 Teste com um CPF válido:</text:h>
      <text:p text:style-name="Text_20_body">Tente digitar na sua função:</text:p>
      <text:p text:style-name="P2"><text:span text:style-name="Source_20_Text">135.675.213-65</text:span></text:p>
      <text:p text:style-name="Text_20_body">ou</text:p>
      <text:p text:style-name="P2"><text:span text:style-name="Source_20_Text">13567521365</text:span></text:p>
      <text:p text:style-name="Text_20_body">E você vai ver:</text:p>
      <text:p text:style-name="P2"><text:span text:style-name="Source_20_Text">✅ CPF válido!</text:span></text:p>
      <text:p text:style-name="Standard"><text:line-break/><text:line-break/><text:span text:style-name="T1">Código explicado :</text:span></text:p>
      <text:p text:style-name="Standard"><text:line-break/>🎯 Roteiro de Explicação — Parte 1 (Importações + Funções auxiliares + CPF)</text:p>
      <text:p text:style-name="Horizontal_20_Line"/>
      <text:h text:style-name="Heading_20_2" text:outline-level="2">🔹 Importações iniciais</text:h>
      <text:p text:style-name="P1"><text:span text:style-name="Source_20_Text">import json</text:span></text:p>
      <text:p text:style-name="P3"><text:span text:style-name="Source_20_Text">import os</text:span></text:p>
      <text:p text:style-name="P3"><text:span text:style-name="Source_20_Text">import re</text:span></text:p>
      <text:p text:style-name="P4"><text:span text:style-name="Source_20_Text">from datetime import datetime</text:span></text:p>
      <text:h text:style-name="Heading_20_3" text:outline-level="3">Explicação linha a linha:</text:h>
      <text:list text:style-name="L2">
        <text:list-item>
          <text:p text:style-name="P6"><text:span text:style-name="Strong_20_Emphasis"><text:span text:style-name="Source_20_Text">import json</text:span></text:span> → Importa o módulo <text:span text:style-name="Source_20_Text">json</text:span>, usado para <text:span text:style-name="Strong_20_Emphasis">ler e salvar dados em arquivos JSON</text:span>, que é o formato onde os clientes, imóveis e aluguéis serão armazenados.</text:p>
          <text:list>
            <text:list-item>
              <text:p text:style-name="P6">Exemplo: salvar uma lista de dicionários em <text:span text:style-name="Source_20_Text">"clientes.json"</text:span>.</text:p>
            </text:list-item>
          </text:list>
        </text:list-item>
        <text:list-item>
          <text:p text:style-name="P6"><text:span text:style-name="Strong_20_Emphasis"><text:span text:style-name="Source_20_Text">import os</text:span></text:span> → Importa o módulo <text:span text:style-name="Source_20_Text">os</text:span>, que permite <text:span text:style-name="Strong_20_Emphasis">interagir com o sistema operacional</text:span>, por exemplo, <text:span text:style-name="Strong_20_Emphasis">verificar se um arquivo existe</text:span> (<text:span text:style-name="Source_20_Text">os.path.exists</text:span>).</text:p>
        </text:list-item>
        <text:list-item>
          <text:p text:style-name="P6"><text:span text:style-name="Strong_20_Emphasis"><text:span text:style-name="Source_20_Text">import re</text:span></text:span> → Importa o módulo <text:span text:style-name="Strong_20_Emphasis">de expressões regulares</text:span>, usado para <text:span text:style-name="Strong_20_Emphasis">trabalhar com padrões de texto</text:span>, como “remover tudo que não for número” no CPF.</text:p>
        </text:list-item>
        <text:list-item>
          <text:p text:style-name="P6"><text:span text:style-name="Strong_20_Emphasis"><text:span text:style-name="Source_20_Text">from datetime import datetime</text:span></text:span> → Importa a classe <text:span text:style-name="Source_20_Text">datetime</text:span> do módulo <text:span text:style-name="Source_20_Text">datetime</text:span>, usada para <text:span text:style-name="Strong_20_Emphasis">trabalhar com datas</text:span>, como converter “12/11/2025” em um objeto de data válido.</text:p>
        </text:list-item>
      </text:list>
      <text:p text:style-name="Horizontal_20_Line"/>
      <text:h text:style-name="Heading_20_2" text:outline-level="2"><text:soft-page-break/>🔹 Função <text:span text:style-name="Source_20_Text">carregar_dados()</text:span></text:h>
      <text:p text:style-name="P1"><text:span text:style-name="Source_20_Text">def carregar_dados(nome_arquivo):</text:span></text:p>
      <text:p text:style-name="P3"><text:span text:style-name="Source_20_Text"><text:s text:c="4"/>"""Carrega os dados de um arquivo JSON, retorna lista vazia se não existir"""</text:span></text:p>
      <text:p text:style-name="P3"><text:span text:style-name="Source_20_Text"><text:s text:c="4"/>if not os.path.exists(nome_arquivo):</text:span></text:p>
      <text:p text:style-name="P3"><text:span text:style-name="Source_20_Text"><text:s text:c="8"/>return []</text:span></text:p>
      <text:p text:style-name="P3"><text:span text:style-name="Source_20_Text"><text:s text:c="4"/>with open(nome_arquivo, 'r', encoding='utf-8') as f:</text:span></text:p>
      <text:p text:style-name="P4"><text:span text:style-name="Source_20_Text"><text:s text:c="8"/>return json.load(f)</text:span></text:p>
      <text:h text:style-name="Heading_20_3" text:outline-level="3">Explicação passo a passo:</text:h>
      <text:list text:style-name="L3">
        <text:list-item>
          <text:p text:style-name="P7"><text:span text:style-name="Strong_20_Emphasis">Objetivo:</text:span> Ler um arquivo <text:span text:style-name="Source_20_Text">.json</text:span> (ex: <text:span text:style-name="Source_20_Text">clientes.json</text:span>) e retornar seus dados como uma lista de dicionários.</text:p>
        </text:list-item>
        <text:list-item>
          <text:p text:style-name="P7"><text:span text:style-name="Strong_20_Emphasis"><text:span text:style-name="Source_20_Text">nome_arquivo</text:span></text:span> → é o nome do arquivo a ser lido, passado como argumento.</text:p>
        </text:list-item>
      </text:list>
      <text:list text:style-name="L4">
        <text:list-item>
          <text:p text:style-name="P8"><text:span text:style-name="Source_20_Text">if not os.path.exists(nome_arquivo):</text:span><text:line-break/>→ Verifica se o arquivo <text:span text:style-name="Strong_20_Emphasis">não existe</text:span>.</text:p>
          <text:list>
            <text:list-item>
              <text:p text:style-name="P8">Se não existir, evita erro de leitura.</text:p>
            </text:list-item>
          </text:list>
        </text:list-item>
        <text:list-item>
          <text:p text:style-name="P8"><text:span text:style-name="Source_20_Text">return []</text:span><text:line-break/>→ Retorna uma lista vazia, pois não há dados salvos ainda.</text:p>
        </text:list-item>
        <text:list-item>
          <text:p text:style-name="P8"><text:span text:style-name="Source_20_Text">with open(nome_arquivo, 'r', encoding='utf-8') as f:</text:span><text:line-break/>→ Abre o arquivo em <text:span text:style-name="Strong_20_Emphasis">modo de leitura ('r')</text:span> e garante que ele seja fechado automaticamente depois.</text:p>
        </text:list-item>
        <text:list-item>
          <text:p text:style-name="P8"><text:span text:style-name="Source_20_Text">return json.load(f)</text:span><text:line-break/>→ Lê o conteúdo do arquivo e converte de texto JSON para <text:span text:style-name="Strong_20_Emphasis">estrutura Python (lista ou dicionário)</text:span>.</text:p>
        </text:list-item>
      </text:list>
      <text:p text:style-name="Horizontal_20_Line"/>
      <text:h text:style-name="Heading_20_2" text:outline-level="2">🔹 Função <text:span text:style-name="Source_20_Text">salvar_dados()</text:span></text:h>
      <text:p text:style-name="P1"><text:span text:style-name="Source_20_Text">def salvar_dados(nome_arquivo, dados):</text:span></text:p>
      <text:p text:style-name="P3"><text:span text:style-name="Source_20_Text"><text:s text:c="4"/>"""Salva lista de dicionários em um arquivo JSON"""</text:span></text:p>
      <text:p text:style-name="P3"><text:span text:style-name="Source_20_Text"><text:s text:c="4"/>with open(nome_arquivo, 'w', encoding='utf-8') as f:</text:span></text:p>
      <text:p text:style-name="P4"><text:span text:style-name="Source_20_Text"><text:s text:c="8"/>json.dump(dados, f, ensure_ascii=False, indent=4)</text:span></text:p>
      <text:h text:style-name="Heading_20_3" text:outline-level="3">Explicação:</text:h>
      <text:list text:style-name="L5">
        <text:list-item>
          <text:p text:style-name="P9"><text:span text:style-name="Strong_20_Emphasis">Objetivo:</text:span> Salvar os dados atuais (lista de clientes, imóveis etc.) em um arquivo JSON.</text:p>
        </text:list-item>
        <text:list-item>
          <text:p text:style-name="P9"><text:span text:style-name="Strong_20_Emphasis"><text:span text:style-name="Source_20_Text">nome_arquivo</text:span></text:span> → nome do arquivo onde salvar.</text:p>
        </text:list-item>
        <text:list-item>
          <text:p text:style-name="P9"><text:span text:style-name="Strong_20_Emphasis"><text:span text:style-name="Source_20_Text">dados</text:span></text:span> → a lista ou dicionário que será salvo.</text:p>
        </text:list-item>
      </text:list>
      <text:list text:style-name="L6">
        <text:list-item>
          <text:p text:style-name="P10"><text:span text:style-name="Source_20_Text">with open(nome_arquivo, 'w', encoding='utf-8') as f:</text:span><text:line-break/>→ Abre o arquivo no modo <text:span text:style-name="Strong_20_Emphasis">escrita ('w')</text:span>. Se o arquivo não existir, cria.</text:p>
        </text:list-item>
        <text:list-item>
          <text:p text:style-name="P10"><text:span text:style-name="Source_20_Text">json.dump(dados, f, ensure_ascii=False, indent=4)</text:span><text:line-break/>→ Converte a estrutura Python em JSON e escreve no arquivo.</text:p>
          <text:list>
            <text:list-item>
              <text:p text:style-name="P10"><text:soft-page-break/><text:span text:style-name="Source_20_Text">ensure_ascii=False</text:span> → permite acentos.</text:p>
            </text:list-item>
            <text:list-item>
              <text:p text:style-name="P10"><text:span text:style-name="Source_20_Text">indent=4</text:span> → deixa o arquivo legível (4 espaços de indentação).</text:p>
            </text:list-item>
          </text:list>
        </text:list-item>
      </text:list>
      <text:p text:style-name="Horizontal_20_Line"/>
      <text:h text:style-name="Heading_20_2" text:outline-level="2">🔹 Função <text:span text:style-name="Source_20_Text">ler_data()</text:span></text:h>
      <text:p text:style-name="P1"><text:span text:style-name="Source_20_Text">def ler_data(mensagem):</text:span></text:p>
      <text:p text:style-name="P3"><text:span text:style-name="Source_20_Text"><text:s text:c="4"/>"""Lê uma data no formato dd/mm/yyyy"""</text:span></text:p>
      <text:p text:style-name="P3"><text:span text:style-name="Source_20_Text"><text:s text:c="4"/>while True:</text:span></text:p>
      <text:p text:style-name="P3"><text:span text:style-name="Source_20_Text"><text:s text:c="8"/>try:</text:span></text:p>
      <text:p text:style-name="P3"><text:span text:style-name="Source_20_Text"><text:s text:c="12"/>return datetime.strptime(input(mensagem), '%d/%m/%Y')</text:span></text:p>
      <text:p text:style-name="P3"><text:span text:style-name="Source_20_Text"><text:s text:c="8"/>except ValueError:</text:span></text:p>
      <text:p text:style-name="P4"><text:span text:style-name="Source_20_Text"><text:s text:c="12"/>print("Data inválida! Use dd/mm/yyyy.") </text:span></text:p>
      <text:h text:style-name="Heading_20_3" text:outline-level="3">Explicação:</text:h>
      <text:list text:style-name="L7">
        <text:list-item>
          <text:p text:style-name="P11"><text:span text:style-name="Strong_20_Emphasis">Objetivo:</text:span> Pedir uma data ao usuário e validar o formato.</text:p>
        </text:list-item>
        <text:list-item>
          <text:p text:style-name="P11"><text:span text:style-name="Strong_20_Emphasis"><text:span text:style-name="Source_20_Text">mensagem</text:span></text:span> → é o texto exibido no <text:span text:style-name="Source_20_Text">input()</text:span>.</text:p>
        </text:list-item>
      </text:list>
      <text:list text:style-name="L8">
        <text:list-item>
          <text:p text:style-name="P12"><text:span text:style-name="Source_20_Text">while True:</text:span> → Loop infinito que só sai quando uma data válida for digitada.</text:p>
        </text:list-item>
        <text:list-item>
          <text:p text:style-name="P12"><text:span text:style-name="Source_20_Text">input(mensagem)</text:span> → lê a data digitada.</text:p>
        </text:list-item>
        <text:list-item>
          <text:p text:style-name="P12"><text:span text:style-name="Source_20_Text">datetime.strptime(..., '%d/%m/%Y')</text:span> → converte a string para um objeto <text:span text:style-name="Source_20_Text">datetime</text:span>.</text:p>
          <text:list>
            <text:list-item>
              <text:p text:style-name="P12"><text:span text:style-name="Source_20_Text">%d</text:span> → dia, <text:span text:style-name="Source_20_Text">%m</text:span> → mês, <text:span text:style-name="Source_20_Text">%Y</text:span> → ano com 4 dígitos.</text:p>
            </text:list-item>
          </text:list>
        </text:list-item>
        <text:list-item>
          <text:p text:style-name="P12"><text:span text:style-name="Source_20_Text">except ValueError:</text:span> → se o formato estiver errado, exibe erro.</text:p>
        </text:list-item>
        <text:list-item>
          <text:p text:style-name="P12"><text:span text:style-name="Source_20_Text">print("Data inválida!...")</text:span> → avisa e repete o loop.</text:p>
        </text:list-item>
      </text:list>
      <text:p text:style-name="Horizontal_20_Line"/>
      <text:h text:style-name="Heading_20_2" text:outline-level="2">🔹 Função <text:span text:style-name="Source_20_Text">input_lista()</text:span></text:h>
      <text:p text:style-name="P1"><text:span text:style-name="Source_20_Text">def input_lista(mensagem):</text:span></text:p>
      <text:p text:style-name="P3"><text:span text:style-name="Source_20_Text"><text:s text:c="4"/>"""Lê múltiplos valores até que o usuário aperte Enter sem digitar"""</text:span></text:p>
      <text:p text:style-name="P3"><text:span text:style-name="Source_20_Text"><text:s text:c="4"/>lista = []</text:span></text:p>
      <text:p text:style-name="P3"><text:span text:style-name="Source_20_Text"><text:s text:c="4"/>while True:</text:span></text:p>
      <text:p text:style-name="P3"><text:span text:style-name="Source_20_Text"><text:s text:c="8"/>valor = input(mensagem)</text:span></text:p>
      <text:p text:style-name="P3"><text:span text:style-name="Source_20_Text"><text:s text:c="8"/>if valor == '':</text:span></text:p>
      <text:p text:style-name="P3"><text:span text:style-name="Source_20_Text"><text:s text:c="12"/>break</text:span></text:p>
      <text:p text:style-name="P3"><text:span text:style-name="Source_20_Text"><text:s text:c="8"/>lista.append(valor)</text:span></text:p>
      <text:p text:style-name="P4"><text:span text:style-name="Source_20_Text"><text:s text:c="4"/>return lista</text:span></text:p>
      <text:h text:style-name="Heading_20_3" text:outline-level="3">Explicação:</text:h>
      <text:list text:style-name="L9">
        <text:list-item>
          <text:p text:style-name="P13"><text:span text:style-name="Strong_20_Emphasis">Objetivo:</text:span> Permitir que o usuário digite vários telefones ou e-mails.</text:p>
        </text:list-item>
        <text:list-item>
          <text:p text:style-name="P13"><text:span text:style-name="Strong_20_Emphasis">Retorno:</text:span> Uma lista com todos os valores digitados.</text:p>
        </text:list-item>
      </text:list>
      <text:list text:style-name="L10">
        <text:list-item>
          <text:p text:style-name="P14"><text:span text:style-name="Source_20_Text">lista = []</text:span> → Cria uma lista vazia.</text:p>
        </text:list-item>
        <text:list-item>
          <text:p text:style-name="P14"><text:span text:style-name="Source_20_Text">while True:</text:span> → Loop que só acaba quando o usuário apertar <text:span text:style-name="Strong_20_Emphasis">Enter vazio</text:span>.</text:p>
        </text:list-item>
        <text:list-item>
          <text:p text:style-name="P14"><text:soft-page-break/><text:span text:style-name="Source_20_Text">valor = input(mensagem)</text:span> → Lê um valor.</text:p>
        </text:list-item>
        <text:list-item>
          <text:p text:style-name="P14"><text:span text:style-name="Source_20_Text">if valor == '': break</text:span> → Sai do loop se estiver vazio.</text:p>
        </text:list-item>
        <text:list-item>
          <text:p text:style-name="P14"><text:span text:style-name="Source_20_Text">lista.append(valor)</text:span> → Adiciona o valor à lista.</text:p>
        </text:list-item>
        <text:list-item>
          <text:p text:style-name="P14"><text:span text:style-name="Source_20_Text">return lista</text:span> → Retorna a lista completa ao final.</text:p>
        </text:list-item>
      </text:list>
      <text:p text:style-name="Horizontal_20_Line"/>
      <text:h text:style-name="Heading_20_2" text:outline-level="2">🔹 Função <text:span text:style-name="Source_20_Text">validar_cpf()</text:span></text:h>
      <text:p text:style-name="P1"><text:span text:style-name="Source_20_Text">def validar_cpf():</text:span></text:p>
      <text:p text:style-name="P3"><text:span text:style-name="Source_20_Text"><text:s text:c="4"/>"""</text:span></text:p>
      <text:p text:style-name="P3"><text:span text:style-name="Source_20_Text"><text:s text:c="4"/>Pede ao usuário um CPF e valida:</text:span></text:p>
      <text:p text:style-name="P3"><text:span text:style-name="Source_20_Text"><text:s text:c="4"/>- se tem 11 dígitos;</text:span></text:p>
      <text:p text:style-name="P3"><text:span text:style-name="Source_20_Text"><text:s text:c="4"/>- se não é uma sequência repetida (ex: 11111111111);</text:span></text:p>
      <text:p text:style-name="P3"><text:span text:style-name="Source_20_Text"><text:s text:c="4"/>- se os dígitos verificadores estão corretos.</text:span></text:p>
      <text:p text:style-name="P3"><text:span text:style-name="Source_20_Text"><text:s text:c="4"/>Retorna o CPF limpo (somente números).</text:span></text:p>
      <text:p text:style-name="P4"><text:span text:style-name="Source_20_Text"><text:s text:c="4"/>"""</text:span></text:p>
      <text:h text:style-name="Heading_20_3" text:outline-level="3">Explicação:</text:h>
      <text:p text:style-name="Text_20_body">Essa função valida o <text:span text:style-name="Strong_20_Emphasis">CPF brasileiro</text:span> matematicamente, não apenas o formato.</text:p>
      <text:p text:style-name="Horizontal_20_Line"/>
      <text:h text:style-name="Heading_20_3" text:outline-level="3">🔸 Função interna <text:span text:style-name="Source_20_Text">limpar_cpf()</text:span></text:h>
      <text:p text:style-name="P1"><text:span text:style-name="Source_20_Text">def limpar_cpf(cpf: str) -&gt; str:</text:span></text:p>
      <text:p text:style-name="P4"><text:span text:style-name="Source_20_Text"><text:s text:c="4"/>return re.sub(r'[^0-9]', '', cpf)</text:span></text:p>
      <text:list text:style-name="L11">
        <text:list-item>
          <text:p text:style-name="P15"><text:span text:style-name="Strong_20_Emphasis"><text:span text:style-name="Source_20_Text">re.sub()</text:span></text:span> → substitui tudo que <text:span text:style-name="Strong_20_Emphasis">não for número</text:span> (<text:span text:style-name="Source_20_Text">[^0-9]</text:span>) por vazio.</text:p>
        </text:list-item>
        <text:list-item>
          <text:p text:style-name="P15">Exemplo: <text:span text:style-name="Source_20_Text">"123.456.789-00"</text:span> → <text:span text:style-name="Source_20_Text">"12345678900"</text:span>.</text:p>
        </text:list-item>
        <text:list-item>
          <text:p text:style-name="P15">Garante que o CPF terá <text:span text:style-name="Strong_20_Emphasis">apenas números</text:span> antes da validação.</text:p>
        </text:list-item>
      </text:list>
      <text:p text:style-name="Horizontal_20_Line"/>
      <text:h text:style-name="Heading_20_3" text:outline-level="3">🔸 Função interna <text:span text:style-name="Source_20_Text">calcular_digito()</text:span></text:h>
      <text:p text:style-name="P1"><text:span text:style-name="Source_20_Text">def calcular_digito(cpf_parcial: str) -&gt; str:</text:span></text:p>
      <text:p text:style-name="P3"><text:span text:style-name="Source_20_Text"><text:s text:c="4"/>soma = 0</text:span></text:p>
      <text:p text:style-name="P3"><text:span text:style-name="Source_20_Text"><text:s text:c="4"/>peso = len(cpf_parcial) + 1</text:span></text:p>
      <text:p text:style-name="P3"><text:span text:style-name="Source_20_Text"><text:s text:c="4"/>for digito in cpf_parcial:</text:span></text:p>
      <text:p text:style-name="P3"><text:span text:style-name="Source_20_Text"><text:s text:c="8"/>soma += int(digito) * peso</text:span></text:p>
      <text:p text:style-name="P3"><text:span text:style-name="Source_20_Text"><text:s text:c="8"/>peso -= 1</text:span></text:p>
      <text:p text:style-name="P3"><text:span text:style-name="Source_20_Text"><text:s text:c="4"/>resto = soma % 11</text:span></text:p>
      <text:p text:style-name="P4"><text:span text:style-name="Source_20_Text"><text:s text:c="4"/>return '0' if resto &lt; 2 else str(11 - resto)</text:span></text:p>
      <text:h text:style-name="Heading_20_4" text:outline-level="4">Explicação:</text:h>
      <text:list text:style-name="L12">
        <text:list-item>
          <text:p text:style-name="P16">Essa é a <text:span text:style-name="Strong_20_Emphasis">fórmula oficial</text:span> usada pela Receita Federal para calcular os dígitos verificadores.</text:p>
        </text:list-item>
      </text:list>
      <text:list text:style-name="L13">
        <text:list-item>
          <text:p text:style-name="P17"><text:span text:style-name="Source_20_Text">soma = 0</text:span> → inicializa o acumulador.</text:p>
        </text:list-item>
        <text:list-item>
          <text:p text:style-name="P17"><text:span text:style-name="Source_20_Text">peso = len(cpf_parcial) + 1</text:span> → define o peso inicial (10 ou 11).</text:p>
        </text:list-item>
        <text:list-item>
          <text:p text:style-name="P17"><text:soft-page-break/><text:span text:style-name="Source_20_Text">for digito in cpf_parcial:</text:span> → percorre cada número.</text:p>
        </text:list-item>
        <text:list-item>
          <text:p text:style-name="P17"><text:span text:style-name="Source_20_Text">soma += int(digito) * peso</text:span> → multiplica cada dígito por um peso decrescente.</text:p>
        </text:list-item>
        <text:list-item>
          <text:p text:style-name="P17"><text:span text:style-name="Source_20_Text">peso -= 1</text:span> → diminui o peso a cada rodada.</text:p>
        </text:list-item>
        <text:list-item>
          <text:p text:style-name="P17"><text:span text:style-name="Source_20_Text">resto = soma % 11</text:span> → pega o resto da divisão por 11.</text:p>
        </text:list-item>
        <text:list-item>
          <text:p text:style-name="P17">Se <text:span text:style-name="Source_20_Text">resto &lt; 2</text:span>, retorna <text:span text:style-name="Source_20_Text">'0'</text:span>; senão, <text:span text:style-name="Source_20_Text">11 - resto</text:span>.</text:p>
        </text:list-item>
      </text:list>
      <text:p text:style-name="Horizontal_20_Line"/>
      <text:h text:style-name="Heading_20_3" text:outline-level="3">🔸 Validação final do CPF</text:h>
      <text:p text:style-name="P1"><text:span text:style-name="Source_20_Text">while True:</text:span></text:p>
      <text:p text:style-name="P3"><text:span text:style-name="Source_20_Text"><text:s text:c="4"/>cpf = input("CPF (somente números ou com . e -): ").strip()</text:span></text:p>
      <text:p text:style-name="P4"><text:span text:style-name="Source_20_Text"><text:s text:c="4"/>cpf = limpar_cpf(cpf)</text:span></text:p>
      <text:list text:style-name="L14">
        <text:list-item>
          <text:p text:style-name="P18">Lê o CPF digitado, remove espaços e pontuações.</text:p>
        </text:list-item>
        <text:list-item>
          <text:p text:style-name="P18">Garante que a verificação será feita apenas com os 11 números.</text:p>
        </text:list-item>
      </text:list>
      <text:p text:style-name="Horizontal_20_Line"/>
      <text:h text:style-name="Heading_20_3" text:outline-level="3">Condições de validação:</text:h>
      <text:p text:style-name="P1"><text:span text:style-name="Source_20_Text">if len(cpf) != 11:</text:span></text:p>
      <text:p text:style-name="P3"><text:span text:style-name="Source_20_Text"><text:s text:c="4"/>print(" O CPF deve ter exatamente 11 dígitos.")</text:span></text:p>
      <text:p text:style-name="P4"><text:span text:style-name="Source_20_Text"><text:s text:c="4"/>continue</text:span></text:p>
      <text:list text:style-name="L15">
        <text:list-item>
          <text:p text:style-name="P19">Garante o tamanho correto (nem mais, nem menos).</text:p>
        </text:list-item>
      </text:list>
      <text:p text:style-name="P1"><text:span text:style-name="Source_20_Text">if cpf == cpf[0] * 11:</text:span></text:p>
      <text:p text:style-name="P3"><text:span text:style-name="Source_20_Text"><text:s text:c="4"/>print(" CPF inválido (todos os dígitos iguais).")</text:span></text:p>
      <text:p text:style-name="P4"><text:span text:style-name="Source_20_Text"><text:s text:c="4"/>continue</text:span></text:p>
      <text:list text:style-name="L16">
        <text:list-item>
          <text:p text:style-name="P20">Impede CPFs como <text:span text:style-name="Source_20_Text">11111111111</text:span>.</text:p>
        </text:list-item>
      </text:list>
      <text:p text:style-name="Horizontal_20_Line"/>
      <text:h text:style-name="Heading_20_3" text:outline-level="3">Cálculo dos dígitos:</text:h>
      <text:p text:style-name="P1"><text:span text:style-name="Source_20_Text">primeiro_dv = calcular_digito(cpf[:9])</text:span></text:p>
      <text:p text:style-name="P4"><text:span text:style-name="Source_20_Text">segundo_dv = calcular_digito(cpf[:9] + primeiro_dv)</text:span></text:p>
      <text:list text:style-name="L17">
        <text:list-item>
          <text:p text:style-name="P21">Usa os 9 primeiros dígitos para o primeiro verificador, depois calcula o segundo usando o primeiro.</text:p>
        </text:list-item>
      </text:list>
      <text:p text:style-name="Horizontal_20_Line"/>
      <text:h text:style-name="Heading_20_3" text:outline-level="3">Verificação final:</text:h>
      <text:p text:style-name="P1"><text:span text:style-name="Source_20_Text">if cpf[-2:] == primeiro_dv + segundo_dv:</text:span></text:p>
      <text:p text:style-name="P3"><text:span text:style-name="Source_20_Text"><text:s text:c="4"/>return cpf <text:s/># CPF válido</text:span></text:p>
      <text:p text:style-name="P3"><text:span text:style-name="Source_20_Text">else:</text:span></text:p>
      <text:p text:style-name="P4"><text:span text:style-name="Source_20_Text"><text:s text:c="4"/>print(" CPF inválido! Digite novamente.")</text:span></text:p>
      <text:list text:style-name="L18">
        <text:list-item>
          <text:p text:style-name="P22">Compara os dois últimos números digitados com os dois calculados.</text:p>
        </text:list-item>
        <text:list-item>
          <text:p text:style-name="P22"><text:soft-page-break/>Se iguais, CPF é válido → retorna.</text:p>
        </text:list-item>
        <text:list-item>
          <text:p text:style-name="P22">Se diferentes, exibe erro e repete o loop.</text:p>
        </text:list-item>
      </text:list>
      <text:h text:style-name="Heading_20_1" text:outline-level="1">Roteiro de Explicação — Parte 2 (CLIENTES)</text:h>
      <text:p text:style-name="Horizontal_20_Line"/>
      <text:h text:style-name="Heading_20_2" text:outline-level="2">🔹 Função <text:span text:style-name="Source_20_Text">listar_clientes(clientes)</text:span></text:h>
      <text:p text:style-name="P1"><text:span text:style-name="Source_20_Text">def listar_clientes(clientes):</text:span></text:p>
      <text:p text:style-name="P3"><text:span text:style-name="Source_20_Text"><text:s text:c="4"/>if not clientes:</text:span></text:p>
      <text:p text:style-name="P3"><text:span text:style-name="Source_20_Text"><text:s text:c="8"/>print("Nenhum cliente cadastrado.")</text:span></text:p>
      <text:p text:style-name="P3"><text:span text:style-name="Source_20_Text"><text:s text:c="8"/>return</text:span></text:p>
      <text:p text:style-name="P3"><text:span text:style-name="Source_20_Text"><text:s text:c="4"/>for c in clientes:</text:span></text:p>
      <text:p text:style-name="P3"><text:span text:style-name="Source_20_Text"><text:s text:c="8"/>print(f"CPF: {c['CPF']}\nNome: {c['Nome']}\nNascimento: {c['DataNascimento']}")</text:span></text:p>
      <text:p text:style-name="P3"><text:span text:style-name="Source_20_Text"><text:s text:c="8"/>print(f"Sexo: {c['Sexo']} | Salário: {c['Salario']}")</text:span></text:p>
      <text:p text:style-name="P3"><text:span text:style-name="Source_20_Text"><text:s text:c="8"/>print(f"Telefones: {', '.join(c['Telefones'])}")</text:span></text:p>
      <text:p text:style-name="P3"><text:span text:style-name="Source_20_Text"><text:s text:c="8"/>print(f"Emails: {', '.join(c['Emails'])}")</text:span></text:p>
      <text:p text:style-name="P4"><text:span text:style-name="Source_20_Text"><text:s text:c="8"/>print("-"*40)</text:span></text:p>
      <text:h text:style-name="Heading_20_3" text:outline-level="3">🧩 Explicação passo a passo:</text:h>
      <text:list text:style-name="L19">
        <text:list-item>
          <text:p text:style-name="P23"><text:span text:style-name="Strong_20_Emphasis">Objetivo:</text:span> Mostrar todos os clientes cadastrados de forma organizada.</text:p>
        </text:list-item>
        <text:list-item>
          <text:p text:style-name="P23"><text:span text:style-name="Strong_20_Emphasis">Parâmetro:</text:span> <text:span text:style-name="Source_20_Text">clientes</text:span> → é uma <text:span text:style-name="Strong_20_Emphasis">lista de dicionários</text:span>, onde cada dicionário representa um cliente.</text:p>
        </text:list-item>
      </text:list>
      <text:list text:style-name="L20">
        <text:list-item>
          <text:p text:style-name="P24"><text:span text:style-name="Source_20_Text">if not clientes:</text:span><text:line-break/>→ Verifica se a lista está vazia.</text:p>
          <text:list>
            <text:list-item>
              <text:p text:style-name="P24">Se estiver, mostra a mensagem <text:span text:style-name="Emphasis">“Nenhum cliente cadastrado.”</text:span> e <text:span text:style-name="Strong_20_Emphasis">sai da função</text:span> com <text:span text:style-name="Source_20_Text">return</text:span>.</text:p>
            </text:list-item>
          </text:list>
        </text:list-item>
        <text:list-item>
          <text:p text:style-name="P24"><text:span text:style-name="Source_20_Text">for c in clientes:</text:span><text:line-break/>→ Percorre cada cliente da lista.</text:p>
        </text:list-item>
        <text:list-item>
          <text:p text:style-name="P24"><text:span text:style-name="Source_20_Text">c['CPF'], c['Nome'], c['DataNascimento'] ...</text:span><text:line-break/>→ Acessa os dados de cada cliente (cada <text:span text:style-name="Source_20_Text">c</text:span> é um dicionário).</text:p>
        </text:list-item>
        <text:list-item>
          <text:p text:style-name="P24"><text:span text:style-name="Source_20_Text">', '.join(c['Telefones'])</text:span><text:line-break/>→ Junta todos os telefones em uma única linha, separados por vírgula.</text:p>
        </text:list-item>
        <text:list-item>
          <text:p text:style-name="P24"><text:span text:style-name="Source_20_Text">print("-"*40)</text:span><text:line-break/>→ Imprime uma linha divisória para separar os clientes na tela.</text:p>
        </text:list-item>
      </text:list>
      <text:p text:style-name="Text_20_body">💡 Essa função <text:span text:style-name="Strong_20_Emphasis">não retorna nada</text:span>, apenas <text:span text:style-name="Strong_20_Emphasis">exibe</text:span> os dados de forma visual.</text:p>
      <text:p text:style-name="Horizontal_20_Line"/>
      <text:h text:style-name="Heading_20_2" text:outline-level="2">🔹 Função <text:span text:style-name="Source_20_Text">buscar_cliente(clientes, cpf)</text:span></text:h>
      <text:p text:style-name="P1"><text:span text:style-name="Source_20_Text">def buscar_cliente(clientes, cpf):</text:span></text:p>
      <text:p text:style-name="P4"><text:span text:style-name="Source_20_Text"><text:s text:c="4"/>return next((c for c in clientes if c['CPF'] == cpf), None)</text:span></text:p>
      <text:h text:style-name="Heading_20_3" text:outline-level="3"><text:soft-page-break/>🧩 Explicação:</text:h>
      <text:list text:style-name="L21">
        <text:list-item>
          <text:p text:style-name="P25"><text:span text:style-name="Strong_20_Emphasis">Objetivo:</text:span> Localizar um cliente pelo CPF.</text:p>
        </text:list-item>
        <text:list-item>
          <text:p text:style-name="P25"><text:span text:style-name="Strong_20_Emphasis">Parâmetros:</text:span></text:p>
          <text:list>
            <text:list-item>
              <text:p text:style-name="P25"><text:span text:style-name="Source_20_Text">clientes</text:span> → lista de dicionários.</text:p>
            </text:list-item>
            <text:list-item>
              <text:p text:style-name="P25"><text:span text:style-name="Source_20_Text">cpf</text:span> → número do CPF que queremos procurar.</text:p>
            </text:list-item>
          </text:list>
        </text:list-item>
      </text:list>
      <text:list text:style-name="L22">
        <text:list-item>
          <text:p text:style-name="P26"><text:span text:style-name="Source_20_Text">c for c in clientes if c['CPF'] == cpf</text:span><text:line-break/>→ Cria uma <text:span text:style-name="Strong_20_Emphasis">expressão geradora</text:span> que percorre a lista e retorna o cliente cujo CPF é igual ao informado.</text:p>
        </text:list-item>
        <text:list-item>
          <text:p text:style-name="P26"><text:span text:style-name="Source_20_Text">next(..., None)</text:span><text:line-break/>→ Pega o <text:span text:style-name="Strong_20_Emphasis">primeiro cliente encontrado</text:span>.</text:p>
          <text:list>
            <text:list-item>
              <text:p text:style-name="P26">Se não achar ninguém, retorna <text:span text:style-name="Strong_20_Emphasis"><text:span text:style-name="Source_20_Text">None</text:span></text:span> (para evitar erro).</text:p>
            </text:list-item>
          </text:list>
        </text:list-item>
      </text:list>
      <text:p text:style-name="Text_20_body">💡 Essa função é muito usada em várias partes do sistema (buscar, excluir, alterar).</text:p>
      <text:p text:style-name="Horizontal_20_Line"/>
      <text:h text:style-name="Heading_20_2" text:outline-level="2">🔹 Função <text:span text:style-name="Source_20_Text">incluir_cliente(clientes)</text:span></text:h>
      <text:p text:style-name="P1"><text:span text:style-name="Source_20_Text">def incluir_cliente(clientes):</text:span></text:p>
      <text:p text:style-name="P3"><text:span text:style-name="Source_20_Text"><text:s text:c="4"/>cpf = validar_cpf()</text:span></text:p>
      <text:p text:style-name="P3"><text:span text:style-name="Source_20_Text"><text:s text:c="4"/>if buscar_cliente(clientes, cpf):</text:span></text:p>
      <text:p text:style-name="P3"><text:span text:style-name="Source_20_Text"><text:s text:c="8"/>print("Cliente com este CPF já existe!")</text:span></text:p>
      <text:p text:style-name="P3"><text:span text:style-name="Source_20_Text"><text:s text:c="8"/>return clientes</text:span></text:p>
      <text:p text:style-name="P3"><text:span text:style-name="Source_20_Text"><text:s text:c="4"/>nome = input("Nome: ")</text:span></text:p>
      <text:p text:style-name="P3"><text:span text:style-name="Source_20_Text"><text:s text:c="4"/>data_nasc = ler_data("Data de Nascimento (dd/mm/yyyy): ").strftime('%d/%m/%Y')</text:span></text:p>
      <text:p text:style-name="P3"><text:span text:style-name="Source_20_Text"><text:s text:c="4"/>sexo = input("Sexo (M/F): ")</text:span></text:p>
      <text:p text:style-name="P3"><text:span text:style-name="Source_20_Text"><text:s text:c="4"/>salario = float(input("Salário: "))</text:span></text:p>
      <text:p text:style-name="P3"><text:span text:style-name="Source_20_Text"><text:s text:c="4"/>telefones = input_lista("Telefone (Enter para parar): ")</text:span></text:p>
      <text:p text:style-name="P3"><text:span text:style-name="Source_20_Text"><text:s text:c="4"/>emails = input_lista("Email (Enter para parar): ")</text:span></text:p>
      <text:p text:style-name="P3"><text:span text:style-name="Source_20_Text"><text:s text:c="4"/>clientes.append({</text:span></text:p>
      <text:p text:style-name="P3"><text:span text:style-name="Source_20_Text"><text:s text:c="8"/>"CPF": cpf, "Nome": nome, "DataNascimento": data_nasc,</text:span></text:p>
      <text:p text:style-name="P3"><text:span text:style-name="Source_20_Text"><text:s text:c="8"/>"Sexo": sexo, "Salario": salario, "Telefones": telefones, "Emails": emails</text:span></text:p>
      <text:p text:style-name="P3"><text:span text:style-name="Source_20_Text"><text:s text:c="4"/>})</text:span></text:p>
      <text:p text:style-name="P3"><text:span text:style-name="Source_20_Text"><text:s text:c="4"/>print("Cliente incluído com sucesso!")</text:span></text:p>
      <text:p text:style-name="P4"><text:span text:style-name="Source_20_Text"><text:s text:c="4"/>return clientes</text:span></text:p>
      <text:h text:style-name="Heading_20_3" text:outline-level="3">🧩 Explicação linha a linha:</text:h>
      <text:list text:style-name="L23">
        <text:list-item>
          <text:p text:style-name="P27"><text:span text:style-name="Source_20_Text">cpf = validar_cpf()</text:span><text:line-break/>→ Chama a função que valida o CPF (do bloco anterior).</text:p>
          <text:list>
            <text:list-item>
              <text:p text:style-name="P27">Garante que o CPF digitado é <text:span text:style-name="Strong_20_Emphasis">numérico e válido</text:span> antes de cadastrar.</text:p>
            </text:list-item>
          </text:list>
        </text:list-item>
        <text:list-item>
          <text:p text:style-name="P27"><text:span text:style-name="Source_20_Text">if buscar_cliente(clientes, cpf):</text:span><text:line-break/>→ Verifica se o CPF já existe na lista (evita duplicados).</text:p>
        </text:list-item>
        <text:list-item>
          <text:p text:style-name="P27"><text:span text:style-name="Source_20_Text">print("Cliente com este CPF já existe!")</text:span><text:line-break/>→ Informa o usuário e não deixa prosseguir.</text:p>
        </text:list-item>
        <text:list-item>
          <text:p text:style-name="P27"><text:soft-page-break/><text:span text:style-name="Source_20_Text">return clientes</text:span><text:line-break/>→ Sai da função retornando a lista sem alterações.</text:p>
        </text:list-item>
      </text:list>
      <text:p text:style-name="Horizontal_20_Line"/>
      <text:h text:style-name="Heading_20_3" text:outline-level="3">Agora, coleta os dados:</text:h>
      <text:list text:style-name="L24">
        <text:list-item>
          <text:p text:style-name="P28"><text:span text:style-name="Source_20_Text">nome = input("Nome: ")</text:span><text:line-break/>→ Recebe o nome do cliente.</text:p>
        </text:list-item>
        <text:list-item>
          <text:p text:style-name="P28"><text:span text:style-name="Source_20_Text">data_nasc = ler_data(...).strftime('%d/%m/%Y')</text:span><text:line-break/>→ Usa a função <text:span text:style-name="Source_20_Text">ler_data()</text:span> para garantir que a data está no formato certo.</text:p>
          <text:list>
            <text:list-item>
              <text:p text:style-name="P28">O método <text:span text:style-name="Source_20_Text">.strftime()</text:span> formata a data para <text:span text:style-name="Strong_20_Emphasis">string no formato </text:span><text:span text:style-name="Strong_20_Emphasis"><text:span text:style-name="Source_20_Text">dd/mm/yyyy</text:span></text:span>.</text:p>
            </text:list-item>
          </text:list>
        </text:list-item>
        <text:list-item>
          <text:p text:style-name="P28"><text:span text:style-name="Source_20_Text">sexo = input("Sexo (M/F): ")</text:span><text:line-break/>→ Recebe o sexo.</text:p>
        </text:list-item>
        <text:list-item>
          <text:p text:style-name="P28"><text:span text:style-name="Source_20_Text">salario = float(input("Salário: "))</text:span><text:line-break/>→ Converte o valor digitado em número decimal (<text:span text:style-name="Source_20_Text">float</text:span>).</text:p>
        </text:list-item>
        <text:list-item>
          <text:p text:style-name="P28"><text:span text:style-name="Source_20_Text">telefones = input_lista("Telefone (Enter para parar): ")</text:span><text:line-break/>→ Usa a função que coleta vários valores até o usuário apertar Enter.</text:p>
        </text:list-item>
        <text:list-item>
          <text:p text:style-name="P28"><text:span text:style-name="Source_20_Text">emails = input_lista("Email (Enter para parar): ")</text:span><text:line-break/>→ Faz o mesmo, mas para e-mails.</text:p>
        </text:list-item>
      </text:list>
      <text:p text:style-name="Horizontal_20_Line"/>
      <text:h text:style-name="Heading_20_3" text:outline-level="3">Montagem e salvamento:</text:h>
      <text:list text:style-name="L25">
        <text:list-item>
          <text:p text:style-name="P29"><text:span text:style-name="Source_20_Text">clientes.append({...})</text:span><text:line-break/>→ Cria um <text:span text:style-name="Strong_20_Emphasis">dicionário com todos os dados</text:span> e adiciona à lista principal <text:span text:style-name="Source_20_Text">clientes</text:span>.</text:p>
        </text:list-item>
        <text:list-item>
          <text:p text:style-name="P29"><text:span text:style-name="Source_20_Text">print("Cliente incluído com sucesso!")</text:span><text:line-break/>→ Mensagem de confirmação.</text:p>
        </text:list-item>
        <text:list-item>
          <text:p text:style-name="P29"><text:span text:style-name="Source_20_Text">return clientes</text:span><text:line-break/>→ Retorna a lista atualizada, que depois será salva no arquivo JSON.</text:p>
        </text:list-item>
      </text:list>
      <text:p text:style-name="Horizontal_20_Line"/>
      <text:h text:style-name="Heading_20_2" text:outline-level="2">🔹 Função <text:span text:style-name="Source_20_Text">alterar_cliente(clientes)</text:span></text:h>
      <text:p text:style-name="P1"><text:span text:style-name="Source_20_Text">def alterar_cliente(clientes):</text:span></text:p>
      <text:p text:style-name="P3"><text:span text:style-name="Source_20_Text"><text:s text:c="4"/>cpf = input("CPF do cliente: ")</text:span></text:p>
      <text:p text:style-name="P3"><text:span text:style-name="Source_20_Text"><text:s text:c="4"/>cliente = buscar_cliente(clientes, cpf)</text:span></text:p>
      <text:p text:style-name="P3"><text:span text:style-name="Source_20_Text"><text:s text:c="4"/>if not cliente:</text:span></text:p>
      <text:p text:style-name="P3"><text:span text:style-name="Source_20_Text"><text:s text:c="8"/>print("Cliente não encontrado!")</text:span></text:p>
      <text:p text:style-name="P3"><text:span text:style-name="Source_20_Text"><text:s text:c="8"/>return clientes</text:span></text:p>
      <text:p text:style-name="P4"><text:span text:style-name="Source_20_Text"><text:s text:c="4"/>print("Deixe em branco para não alterar.")</text:span></text:p>
      <text:h text:style-name="Heading_20_3" text:outline-level="3">🧩 Explicação:</text:h>
      <text:list text:style-name="L26">
        <text:list-item>
          <text:p text:style-name="P30"><text:span text:style-name="Strong_20_Emphasis">Objetivo:</text:span> Permitir que o usuário atualize os dados de um cliente já existente.</text:p>
        </text:list-item>
      </text:list>
      <text:list text:style-name="L27">
        <text:list-item>
          <text:p text:style-name="P31"><text:soft-page-break/><text:span text:style-name="Source_20_Text">cpf = input("CPF do cliente: ")</text:span> → Solicita o CPF.</text:p>
        </text:list-item>
        <text:list-item>
          <text:p text:style-name="P31"><text:span text:style-name="Source_20_Text">cliente = buscar_cliente(clientes, cpf)</text:span> → Tenta localizar o cliente.</text:p>
        </text:list-item>
        <text:list-item>
          <text:p text:style-name="P31"><text:span text:style-name="Source_20_Text">if not cliente:</text:span> → Se não existir, mostra aviso e retorna a lista inalterada.</text:p>
        </text:list-item>
        <text:list-item>
          <text:p text:style-name="P31"><text:span text:style-name="Source_20_Text">print("Deixe em branco...")</text:span> → Explica como alterar parcialmente os dados.</text:p>
        </text:list-item>
      </text:list>
      <text:p text:style-name="Horizontal_20_Line"/>
      <text:h text:style-name="Heading_20_3" text:outline-level="3">Alterações de dados:</text:h>
      <text:p text:style-name="P1"><text:span text:style-name="Source_20_Text"><text:s text:c="4"/>nome = input(f"Nome ({cliente['Nome']}): ")</text:span></text:p>
      <text:p text:style-name="P4"><text:span text:style-name="Source_20_Text"><text:s text:c="4"/>if nome: cliente['Nome'] = nome</text:span></text:p>
      <text:list text:style-name="L28">
        <text:list-item>
          <text:p text:style-name="P32">Mostra o valor atual entre parênteses.</text:p>
        </text:list-item>
        <text:list-item>
          <text:p text:style-name="P32">Só altera se o usuário digitar algo novo.</text:p>
        </text:list-item>
      </text:list>
      <text:p text:style-name="Text_20_body">💡 Esse padrão se repete para todos os campos:</text:p>
      <text:list text:style-name="L29">
        <text:list-item>
          <text:p text:style-name="P33">Data de nascimento</text:p>
        </text:list-item>
        <text:list-item>
          <text:p text:style-name="P33">Sexo</text:p>
        </text:list-item>
        <text:list-item>
          <text:p text:style-name="P33">Salário</text:p>
        </text:list-item>
        <text:list-item>
          <text:p text:style-name="P33">Telefones</text:p>
        </text:list-item>
        <text:list-item>
          <text:p text:style-name="P33">E-mails</text:p>
        </text:list-item>
      </text:list>
      <text:p text:style-name="Text_20_body">Exemplo:</text:p>
      <text:p text:style-name="P1"><text:span text:style-name="Source_20_Text">if input("Alterar telefones? (S/N) ").upper()=='S':</text:span></text:p>
      <text:p text:style-name="P4"><text:span text:style-name="Source_20_Text"><text:s text:c="4"/>cliente['Telefones'] = input_lista("Novo telefone (Enter para parar): ")</text:span></text:p>
      <text:list text:style-name="L30">
        <text:list-item>
          <text:p text:style-name="P34">Só altera se o usuário responder “S”.</text:p>
        </text:list-item>
        <text:list-item>
          <text:p text:style-name="P34">Usa novamente <text:span text:style-name="Source_20_Text">input_lista()</text:span> para pegar vários valores.</text:p>
        </text:list-item>
      </text:list>
      <text:p text:style-name="Horizontal_20_Line"/>
      <text:h text:style-name="Heading_20_3" text:outline-level="3">Finalização:</text:h>
      <text:p text:style-name="P1"><text:span text:style-name="Source_20_Text">print("Cliente alterado com sucesso!")</text:span></text:p>
      <text:p text:style-name="P4"><text:span text:style-name="Source_20_Text">return clientes</text:span></text:p>
      <text:list text:style-name="L31">
        <text:list-item>
          <text:p text:style-name="P35">Confirma a alteração e retorna a lista atualizada.</text:p>
        </text:list-item>
      </text:list>
      <text:p text:style-name="Horizontal_20_Line"/>
      <text:h text:style-name="Heading_20_2" text:outline-level="2">🔹 Função <text:span text:style-name="Source_20_Text">excluir_cliente(clientes)</text:span></text:h>
      <text:p text:style-name="P1"><text:span text:style-name="Source_20_Text">def excluir_cliente(clientes):</text:span></text:p>
      <text:p text:style-name="P3"><text:span text:style-name="Source_20_Text"><text:s text:c="4"/>cpf = input("CPF do cliente: ")</text:span></text:p>
      <text:p text:style-name="P3"><text:span text:style-name="Source_20_Text"><text:s text:c="4"/>cliente = buscar_cliente(clientes, cpf)</text:span></text:p>
      <text:p text:style-name="P3"><text:span text:style-name="Source_20_Text"><text:s text:c="4"/>if not cliente:</text:span></text:p>
      <text:p text:style-name="P3"><text:span text:style-name="Source_20_Text"><text:s text:c="8"/>print("Cliente não encontrado!")</text:span></text:p>
      <text:p text:style-name="P3"><text:span text:style-name="Source_20_Text"><text:s text:c="8"/>return clientes</text:span></text:p>
      <text:p text:style-name="P3"><text:span text:style-name="Source_20_Text"><text:s text:c="4"/>if input(f"Confirma exclusão de {cliente['Nome']}? (S/N) ").upper()=='S':</text:span></text:p>
      <text:p text:style-name="P3"><text:soft-page-break/><text:span text:style-name="Source_20_Text"><text:s text:c="8"/>clientes.remove(cliente)</text:span></text:p>
      <text:p text:style-name="P3"><text:span text:style-name="Source_20_Text"><text:s text:c="8"/>print("Cliente excluído!")</text:span></text:p>
      <text:p text:style-name="P4"><text:span text:style-name="Source_20_Text"><text:s text:c="4"/>return clientes</text:span></text:p>
      <text:h text:style-name="Heading_20_3" text:outline-level="3">🧩 Explicação:</text:h>
      <text:list text:style-name="L32">
        <text:list-item>
          <text:p text:style-name="P36"><text:span text:style-name="Source_20_Text">cpf = input("CPF do cliente: ")</text:span> → Pede o CPF a ser excluído.</text:p>
        </text:list-item>
        <text:list-item>
          <text:p text:style-name="P36"><text:span text:style-name="Source_20_Text">cliente = buscar_cliente(clientes, cpf)</text:span> → Procura o cliente na lista.</text:p>
        </text:list-item>
        <text:list-item>
          <text:p text:style-name="P36">Se não encontrar, avisa e retorna.</text:p>
        </text:list-item>
        <text:list-item>
          <text:p text:style-name="P36">Se encontrar, confirma com o usuário (<text:span text:style-name="Source_20_Text">S/N</text:span>).</text:p>
        </text:list-item>
        <text:list-item>
          <text:p text:style-name="P36"><text:span text:style-name="Source_20_Text">clientes.remove(cliente)</text:span> → Remove o dicionário da lista.</text:p>
        </text:list-item>
        <text:list-item>
          <text:p text:style-name="P36">Mostra a mensagem “Cliente excluído!” e retorna a nova lista.</text:p>
        </text:list-item>
      </text:list>
      <text:p text:style-name="Horizontal_20_Line"/>
      <text:h text:style-name="Heading_20_3" text:outline-level="3">💡 Resumo do fluxo completo de client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ção</text:p>
            </table:table-cell>
            <table:table-cell table:style-name="Table1.A1" office:value-type="string">
              <text:p text:style-name="Table_20_Heading">Função usada</text:p>
            </table:table-cell>
            <table:table-cell table:style-name="Table1.A1" office:value-type="string">
              <text:p text:style-name="Table_20_Heading">O que faz</text:p>
            </table:table-cell>
          </table:table-row>
        </table:table-header-rows>
        <table:table-row>
          <table:table-cell table:style-name="Table1.A1" office:value-type="string">
            <text:p text:style-name="Table_20_Contents">Listar</text:p>
          </table:table-cell>
          <table:table-cell table:style-name="Table1.A1" office:value-type="string">
            <text:p text:style-name="Table_20_Contents"><text:span text:style-name="Source_20_Text">listar_clientes()</text:span></text:p>
          </table:table-cell>
          <table:table-cell table:style-name="Table1.A1" office:value-type="string">
            <text:p text:style-name="Table_20_Contents">Exibe todos</text:p>
          </table:table-cell>
        </table:table-row>
        <table:table-row>
          <table:table-cell table:style-name="Table1.A1" office:value-type="string">
            <text:p text:style-name="Table_20_Contents">Buscar</text:p>
          </table:table-cell>
          <table:table-cell table:style-name="Table1.A1" office:value-type="string">
            <text:p text:style-name="Table_20_Contents"><text:span text:style-name="Source_20_Text">buscar_cliente()</text:span></text:p>
          </table:table-cell>
          <table:table-cell table:style-name="Table1.A1" office:value-type="string">
            <text:p text:style-name="Table_20_Contents">Localiza por CPF</text:p>
          </table:table-cell>
        </table:table-row>
        <table:table-row>
          <table:table-cell table:style-name="Table1.A1" office:value-type="string">
            <text:p text:style-name="Table_20_Contents">Incluir</text:p>
          </table:table-cell>
          <table:table-cell table:style-name="Table1.A1" office:value-type="string">
            <text:p text:style-name="Table_20_Contents"><text:span text:style-name="Source_20_Text">incluir_cliente()</text:span></text:p>
          </table:table-cell>
          <table:table-cell table:style-name="Table1.A1" office:value-type="string">
            <text:p text:style-name="Table_20_Contents">Valida CPF, coleta dados e adiciona</text:p>
          </table:table-cell>
        </table:table-row>
        <table:table-row>
          <table:table-cell table:style-name="Table1.A1" office:value-type="string">
            <text:p text:style-name="Table_20_Contents">Alterar</text:p>
          </table:table-cell>
          <table:table-cell table:style-name="Table1.A1" office:value-type="string">
            <text:p text:style-name="Table_20_Contents"><text:span text:style-name="Source_20_Text">alterar_cliente()</text:span></text:p>
          </table:table-cell>
          <table:table-cell table:style-name="Table1.A1" office:value-type="string">
            <text:p text:style-name="Table_20_Contents">Atualiza campos individuais</text:p>
          </table:table-cell>
        </table:table-row>
        <table:table-row>
          <table:table-cell table:style-name="Table1.A1" office:value-type="string">
            <text:p text:style-name="Table_20_Contents">Excluir</text:p>
          </table:table-cell>
          <table:table-cell table:style-name="Table1.A1" office:value-type="string">
            <text:p text:style-name="Table_20_Contents"><text:span text:style-name="Source_20_Text">excluir_cliente()</text:span></text:p>
          </table:table-cell>
          <table:table-cell table:style-name="Table1.A1" office:value-type="string">
            <text:p text:style-name="Table_20_Contents">Remove um cliente da lista</text:p>
          </table:table-cell>
        </table:table-row>
      </table:table>
      <text:p text:style-name="Text_20_body"><text:line-break/>Roteiro de Explicação — Parte 3 (IMÓVEIS)</text:p>
      <text:p text:style-name="Horizontal_20_Line"/>
      <text:h text:style-name="Heading_20_2" text:outline-level="2">🔹 Função <text:span text:style-name="Source_20_Text">listar_imoveis(imoveis)</text:span></text:h>
      <text:p text:style-name="P1"><text:span text:style-name="Source_20_Text">def listar_imoveis(imoveis):</text:span></text:p>
      <text:p text:style-name="P3"><text:span text:style-name="Source_20_Text"><text:s text:c="4"/>if not imoveis:</text:span></text:p>
      <text:p text:style-name="P3"><text:span text:style-name="Source_20_Text"><text:s text:c="8"/>print("Nenhum imóvel cadastrado.")</text:span></text:p>
      <text:p text:style-name="P3"><text:span text:style-name="Source_20_Text"><text:s text:c="8"/>return</text:span></text:p>
      <text:p text:style-name="P3"><text:span text:style-name="Source_20_Text"><text:s text:c="4"/>for i in imoveis:</text:span></text:p>
      <text:p text:style-name="P3"><text:span text:style-name="Source_20_Text"><text:s text:c="8"/>print(f"Código: {i['Codigo']}\nTipo: {i['Tipo']}\nEndereço: {i['Endereco']}")</text:span></text:p>
      <text:p text:style-name="P3"><text:span text:style-name="Source_20_Text"><text:s text:c="8"/>print(f"Área: {i['Area']}m² | Quartos: {i['Quartos']} | Valor: R${i['Valor']}")</text:span></text:p>
      <text:p text:style-name="P3"><text:span text:style-name="Source_20_Text"><text:s text:c="8"/>print(f"Status: {i['Status']}")</text:span></text:p>
      <text:p text:style-name="P4"><text:span text:style-name="Source_20_Text"><text:s text:c="8"/>print("-"*40)</text:span></text:p>
      <text:h text:style-name="Heading_20_3" text:outline-level="3">🧩 Explicação passo a passo:</text:h>
      <text:list text:style-name="L33">
        <text:list-item>
          <text:p text:style-name="P37"><text:span text:style-name="Strong_20_Emphasis">Objetivo:</text:span> Mostrar todos os imóveis cadastrados de forma organizada.</text:p>
        </text:list-item>
        <text:list-item>
          <text:p text:style-name="P37"><text:span text:style-name="Strong_20_Emphasis">Parâmetro:</text:span> <text:span text:style-name="Source_20_Text">imoveis</text:span> → lista de dicionários, onde cada dicionário é um imóvel.</text:p>
        </text:list-item>
      </text:list>
      <text:list text:style-name="L34">
        <text:list-item>
          <text:p text:style-name="P38"><text:span text:style-name="Source_20_Text">if not imoveis:</text:span><text:line-break/>→ Verifica se a lista está vazia.</text:p>
          <text:list>
            <text:list-item>
              <text:p text:style-name="P38"><text:soft-page-break/>Se estiver, exibe <text:span text:style-name="Emphasis">“Nenhum imóvel cadastrado.”</text:span> e <text:span text:style-name="Strong_20_Emphasis">sai da função</text:span>.</text:p>
            </text:list-item>
          </text:list>
        </text:list-item>
        <text:list-item>
          <text:p text:style-name="P38"><text:span text:style-name="Source_20_Text">for i in imoveis:</text:span><text:line-break/>→ Percorre cada imóvel da lista.</text:p>
        </text:list-item>
        <text:list-item>
          <text:p text:style-name="P38"><text:span text:style-name="Source_20_Text">i['Codigo'], i['Tipo'], i['Endereco'] ...</text:span><text:line-break/>→ Acessa os dados do imóvel para exibição.</text:p>
        </text:list-item>
        <text:list-item>
          <text:p text:style-name="P38"><text:span text:style-name="Source_20_Text">print("-"*40)</text:span><text:line-break/>→ Linha divisória entre os imóveis na tela.</text:p>
        </text:list-item>
      </text:list>
      <text:p text:style-name="Text_20_body">💡 <text:span text:style-name="Strong_20_Emphasis">Não retorna nada</text:span>, apenas mostra os dados.</text:p>
      <text:p text:style-name="Horizontal_20_Line"/>
      <text:h text:style-name="Heading_20_2" text:outline-level="2">🔹 Função <text:span text:style-name="Source_20_Text">buscar_imovel(imoveis, codigo)</text:span></text:h>
      <text:p text:style-name="P1"><text:span text:style-name="Source_20_Text">def buscar_imovel(imoveis, codigo):</text:span></text:p>
      <text:p text:style-name="P4"><text:span text:style-name="Source_20_Text"><text:s text:c="4"/>return next((i for i in imoveis if i['Codigo'] == codigo), None)</text:span></text:p>
      <text:h text:style-name="Heading_20_3" text:outline-level="3">🧩 Explicação:</text:h>
      <text:list text:style-name="L35">
        <text:list-item>
          <text:p text:style-name="P39"><text:span text:style-name="Strong_20_Emphasis">Objetivo:</text:span> Localizar um imóvel pelo código.</text:p>
        </text:list-item>
        <text:list-item>
          <text:p text:style-name="P39"><text:span text:style-name="Strong_20_Emphasis">Parâmetros:</text:span></text:p>
          <text:list>
            <text:list-item>
              <text:p text:style-name="P39"><text:span text:style-name="Source_20_Text">imoveis</text:span> → lista de dicionários.</text:p>
            </text:list-item>
            <text:list-item>
              <text:p text:style-name="P39"><text:span text:style-name="Source_20_Text">codigo</text:span> → código do imóvel a ser buscado.</text:p>
            </text:list-item>
          </text:list>
        </text:list-item>
      </text:list>
      <text:list text:style-name="L36">
        <text:list-item>
          <text:p text:style-name="P40"><text:span text:style-name="Source_20_Text">i for i in imoveis if i['Codigo'] == codigo</text:span><text:line-break/>→ Expressão geradora que percorre a lista e encontra o imóvel com o código informado.</text:p>
        </text:list-item>
        <text:list-item>
          <text:p text:style-name="P40"><text:span text:style-name="Source_20_Text">next(..., None)</text:span><text:line-break/>→ Retorna o <text:span text:style-name="Strong_20_Emphasis">primeiro imóvel encontrado</text:span> ou <text:span text:style-name="Source_20_Text">None</text:span> se não existir.</text:p>
        </text:list-item>
      </text:list>
      <text:p text:style-name="Text_20_body">💡 Essa função é usada em várias ações, como alterar ou excluir imóveis.</text:p>
      <text:p text:style-name="Horizontal_20_Line"/>
      <text:h text:style-name="Heading_20_2" text:outline-level="2">🔹 Função <text:span text:style-name="Source_20_Text">incluir_imovel(imoveis)</text:span></text:h>
      <text:p text:style-name="P1"><text:span text:style-name="Source_20_Text">def incluir_imovel(imoveis):</text:span></text:p>
      <text:p text:style-name="P3"><text:span text:style-name="Source_20_Text"><text:s text:c="4"/>codigo = input("Código do imóvel: ")</text:span></text:p>
      <text:p text:style-name="P3"><text:span text:style-name="Source_20_Text"><text:s text:c="4"/>if buscar_imovel(imoveis, codigo):</text:span></text:p>
      <text:p text:style-name="P3"><text:span text:style-name="Source_20_Text"><text:s text:c="8"/>print("Imóvel com este código já existe!")</text:span></text:p>
      <text:p text:style-name="P3"><text:span text:style-name="Source_20_Text"><text:s text:c="8"/>return imoveis</text:span></text:p>
      <text:p text:style-name="P3"><text:span text:style-name="Source_20_Text"><text:s text:c="4"/>tipo = input("Tipo (Apartamento/Casa/...): ")</text:span></text:p>
      <text:p text:style-name="P3"><text:span text:style-name="Source_20_Text"><text:s text:c="4"/>endereco = input("Endereço: ")</text:span></text:p>
      <text:p text:style-name="P3"><text:span text:style-name="Source_20_Text"><text:s text:c="4"/>area = float(input("Área (m²): "))</text:span></text:p>
      <text:p text:style-name="P3"><text:span text:style-name="Source_20_Text"><text:s text:c="4"/>quartos = int(input("Número de quartos: "))</text:span></text:p>
      <text:p text:style-name="P3"><text:span text:style-name="Source_20_Text"><text:s text:c="4"/>valor = float(input("Valor (R$): "))</text:span></text:p>
      <text:p text:style-name="P3"><text:span text:style-name="Source_20_Text"><text:s text:c="4"/>status = input("Status (Disponível/Alugado/Vendido): ")</text:span></text:p>
      <text:p text:style-name="P3"><text:span text:style-name="Source_20_Text"><text:s text:c="4"/>imoveis.append({</text:span></text:p>
      <text:p text:style-name="P3"><text:span text:style-name="Source_20_Text"><text:s text:c="8"/>"Codigo": codigo, "Tipo": tipo, "Endereco": endereco,</text:span></text:p>
      <text:p text:style-name="P3"><text:span text:style-name="Source_20_Text"><text:s text:c="8"/>"Area": area, "Quartos": quartos, "Valor": valor, "Status": status</text:span></text:p>
      <text:p text:style-name="P3"><text:span text:style-name="Source_20_Text"><text:s text:c="4"/>})</text:span></text:p>
      <text:p text:style-name="P3"><text:span text:style-name="Source_20_Text"><text:s text:c="4"/>print("Imóvel incluído com sucesso!")</text:span></text:p>
      <text:p text:style-name="P4"><text:soft-page-break/><text:span text:style-name="Source_20_Text"><text:s text:c="4"/>return imoveis</text:span></text:p>
      <text:h text:style-name="Heading_20_3" text:outline-level="3">🧩 Explicação linha a linha:</text:h>
      <text:list text:style-name="L37">
        <text:list-item>
          <text:p text:style-name="P41"><text:span text:style-name="Source_20_Text">codigo = input("Código do imóvel: ")</text:span><text:line-break/>→ Solicita o código do imóvel.</text:p>
        </text:list-item>
        <text:list-item>
          <text:p text:style-name="P41"><text:span text:style-name="Source_20_Text">if buscar_imovel(imoveis, codigo):</text:span><text:line-break/>→ Verifica se o código já existe (evita duplicados).</text:p>
        </text:list-item>
        <text:list-item>
          <text:p text:style-name="P41"><text:span text:style-name="Source_20_Text">print("Imóvel com este código já existe!")</text:span><text:line-break/>→ Mensagem de aviso.</text:p>
        </text:list-item>
        <text:list-item>
          <text:p text:style-name="P41"><text:span text:style-name="Source_20_Text">return imoveis</text:span><text:line-break/>→ Sai sem alterar a lista.</text:p>
        </text:list-item>
      </text:list>
      <text:p text:style-name="Horizontal_20_Line"/>
      <text:h text:style-name="Heading_20_3" text:outline-level="3">Coleta dos dados do imóvel:</text:h>
      <text:list text:style-name="L38">
        <text:list-item>
          <text:p text:style-name="P42"><text:span text:style-name="Source_20_Text">tipo = input(...)</text:span> → Tipo do imóvel (Apartamento, Casa etc.).</text:p>
        </text:list-item>
        <text:list-item>
          <text:p text:style-name="P42"><text:span text:style-name="Source_20_Text">endereco = input(...)</text:span> → Endereço completo.</text:p>
        </text:list-item>
        <text:list-item>
          <text:p text:style-name="P42"><text:span text:style-name="Source_20_Text">area = float(input(...))</text:span> → Área em metros quadrados.</text:p>
        </text:list-item>
        <text:list-item>
          <text:p text:style-name="P42"><text:span text:style-name="Source_20_Text">quartos = int(input(...))</text:span> → Número de quartos.</text:p>
        </text:list-item>
        <text:list-item>
          <text:p text:style-name="P42"><text:span text:style-name="Source_20_Text">valor = float(input(...))</text:span> → Valor do imóvel.</text:p>
        </text:list-item>
        <text:list-item>
          <text:p text:style-name="P42"><text:span text:style-name="Source_20_Text">status = input(...)</text:span> → Status atual do imóvel (Disponível, Alugado, Vendido).</text:p>
        </text:list-item>
      </text:list>
      <text:p text:style-name="Horizontal_20_Line"/>
      <text:h text:style-name="Heading_20_3" text:outline-level="3">Montagem e salvamento:</text:h>
      <text:list text:style-name="L39">
        <text:list-item>
          <text:p text:style-name="P43"><text:span text:style-name="Source_20_Text">imoveis.append({...})</text:span><text:line-break/>→ Cria um dicionário com todos os dados do imóvel e adiciona à lista.</text:p>
        </text:list-item>
        <text:list-item>
          <text:p text:style-name="P43"><text:span text:style-name="Source_20_Text">print("Imóvel incluído com sucesso!")</text:span><text:line-break/>→ Mensagem de confirmação.</text:p>
        </text:list-item>
        <text:list-item>
          <text:p text:style-name="P43"><text:span text:style-name="Source_20_Text">return imoveis</text:span><text:line-break/>→ Retorna a lista atualizada.</text:p>
        </text:list-item>
      </text:list>
      <text:p text:style-name="Horizontal_20_Line"/>
      <text:h text:style-name="Heading_20_2" text:outline-level="2">🔹 Função <text:span text:style-name="Source_20_Text">alterar_imovel(imoveis)</text:span></text:h>
      <text:p text:style-name="P1"><text:span text:style-name="Source_20_Text">def alterar_imovel(imoveis):</text:span></text:p>
      <text:p text:style-name="P3"><text:span text:style-name="Source_20_Text"><text:s text:c="4"/>codigo = input("Código do imóvel: ")</text:span></text:p>
      <text:p text:style-name="P3"><text:span text:style-name="Source_20_Text"><text:s text:c="4"/>imovel = buscar_imovel(imoveis, codigo)</text:span></text:p>
      <text:p text:style-name="P3"><text:span text:style-name="Source_20_Text"><text:s text:c="4"/>if not imovel:</text:span></text:p>
      <text:p text:style-name="P3"><text:span text:style-name="Source_20_Text"><text:s text:c="8"/>print("Imóvel não encontrado!")</text:span></text:p>
      <text:p text:style-name="P3"><text:span text:style-name="Source_20_Text"><text:s text:c="8"/>return imoveis</text:span></text:p>
      <text:p text:style-name="P4"><text:span text:style-name="Source_20_Text"><text:s text:c="4"/>print("Deixe em branco para não alterar.")</text:span></text:p>
      <text:h text:style-name="Heading_20_3" text:outline-level="3"><text:soft-page-break/>🧩 Explicação:</text:h>
      <text:list text:style-name="L40">
        <text:list-item>
          <text:p text:style-name="P44"><text:span text:style-name="Strong_20_Emphasis">Objetivo:</text:span> Atualizar dados de um imóvel já cadastrado.</text:p>
        </text:list-item>
      </text:list>
      <text:list text:style-name="L41">
        <text:list-item>
          <text:p text:style-name="P45">Solicita o código do imóvel.</text:p>
        </text:list-item>
        <text:list-item>
          <text:p text:style-name="P45">Busca o imóvel com <text:span text:style-name="Source_20_Text">buscar_imovel</text:span>.</text:p>
        </text:list-item>
        <text:list-item>
          <text:p text:style-name="P45">Se não encontrado, exibe aviso e retorna.</text:p>
        </text:list-item>
        <text:list-item>
          <text:p text:style-name="P45">Explica que campos em branco <text:span text:style-name="Strong_20_Emphasis">não serão alterados</text:span>.</text:p>
        </text:list-item>
      </text:list>
      <text:p text:style-name="Horizontal_20_Line"/>
      <text:h text:style-name="Heading_20_3" text:outline-level="3">Alteração de dados (mesmo padrão do cliente):</text:h>
      <text:p text:style-name="P1"><text:span text:style-name="Source_20_Text">tipo = input(f"Tipo ({imovel['Tipo']}): ")</text:span></text:p>
      <text:p text:style-name="P3"><text:span text:style-name="Source_20_Text">if tipo: imovel['Tipo'] = tipo</text:span></text:p>
      <text:p text:style-name="P3"/>
      <text:p text:style-name="P3"><text:span text:style-name="Source_20_Text">endereco = input(f"Endereço ({imovel['Endereco']}): ")</text:span></text:p>
      <text:p text:style-name="P3"><text:span text:style-name="Source_20_Text">if endereco: imovel['Endereco'] = endereco</text:span></text:p>
      <text:p text:style-name="P3"/>
      <text:p text:style-name="P3"><text:span text:style-name="Source_20_Text">area = input(f"Área ({imovel['Area']}m²): ")</text:span></text:p>
      <text:p text:style-name="P3"><text:span text:style-name="Source_20_Text">if area: imovel['Area'] = float(area)</text:span></text:p>
      <text:p text:style-name="P3"/>
      <text:p text:style-name="P3"><text:span text:style-name="Source_20_Text">quartos = input(f"Quartos ({imovel['Quartos']}): ")</text:span></text:p>
      <text:p text:style-name="P3"><text:span text:style-name="Source_20_Text">if quartos: imovel['Quartos'] = int(quartos)</text:span></text:p>
      <text:p text:style-name="P3"/>
      <text:p text:style-name="P3"><text:span text:style-name="Source_20_Text">valor = input(f"Valor (R$ {imovel['Valor']}): ")</text:span></text:p>
      <text:p text:style-name="P3"><text:span text:style-name="Source_20_Text">if valor: imovel['Valor'] = float(valor)</text:span></text:p>
      <text:p text:style-name="P3"/>
      <text:p text:style-name="P3"><text:span text:style-name="Source_20_Text">status = input(f"Status ({imovel['Status']}): ")</text:span></text:p>
      <text:p text:style-name="P4"><text:span text:style-name="Source_20_Text">if status: imovel['Status'] = status</text:span></text:p>
      <text:list text:style-name="L42">
        <text:list-item>
          <text:p text:style-name="P46">Mostra o valor atual entre parênteses.</text:p>
        </text:list-item>
        <text:list-item>
          <text:p text:style-name="P46">Só altera se o usuário digitar algo novo.</text:p>
        </text:list-item>
      </text:list>
      <text:p text:style-name="Horizontal_20_Line"/>
      <text:h text:style-name="Heading_20_3" text:outline-level="3">Finalização:</text:h>
      <text:p text:style-name="P1"><text:span text:style-name="Source_20_Text">print("Imóvel alterado com sucesso!")</text:span></text:p>
      <text:p text:style-name="P4"><text:span text:style-name="Source_20_Text">return imoveis</text:span></text:p>
      <text:list text:style-name="L43">
        <text:list-item>
          <text:p text:style-name="P47">Confirma a alteração e retorna a lista atualizada.</text:p>
        </text:list-item>
      </text:list>
      <text:p text:style-name="Horizontal_20_Line"/>
      <text:h text:style-name="Heading_20_2" text:outline-level="2">🔹 Função <text:span text:style-name="Source_20_Text">excluir_imovel(imoveis)</text:span></text:h>
      <text:p text:style-name="P1"><text:span text:style-name="Source_20_Text">def excluir_imovel(imoveis):</text:span></text:p>
      <text:p text:style-name="P3"><text:span text:style-name="Source_20_Text"><text:s text:c="4"/>codigo = input("Código do imóvel: ")</text:span></text:p>
      <text:p text:style-name="P3"><text:span text:style-name="Source_20_Text"><text:s text:c="4"/>imovel = buscar_imovel(imoveis, codigo)</text:span></text:p>
      <text:p text:style-name="P3"><text:span text:style-name="Source_20_Text"><text:s text:c="4"/>if not imovel:</text:span></text:p>
      <text:p text:style-name="P3"><text:span text:style-name="Source_20_Text"><text:s text:c="8"/>print("Imóvel não encontrado!")</text:span></text:p>
      <text:p text:style-name="P3"><text:span text:style-name="Source_20_Text"><text:s text:c="8"/>return imoveis</text:span></text:p>
      <text:p text:style-name="P3"><text:span text:style-name="Source_20_Text"><text:s text:c="4"/>if input(f"Confirma exclusão do imóvel {imovel['Codigo']}? (S/N) ").upper()=='S':</text:span></text:p>
      <text:p text:style-name="P3"><text:span text:style-name="Source_20_Text"><text:s text:c="8"/>imoveis.remove(imovel)</text:span></text:p>
      <text:p text:style-name="P3"><text:span text:style-name="Source_20_Text"><text:s text:c="8"/>print("Imóvel excluído!")</text:span></text:p>
      <text:p text:style-name="P4"><text:soft-page-break/><text:span text:style-name="Source_20_Text"><text:s text:c="4"/>return imoveis</text:span></text:p>
      <text:h text:style-name="Heading_20_3" text:outline-level="3">🧩 Explicação:</text:h>
      <text:list text:style-name="L44">
        <text:list-item>
          <text:p text:style-name="P48">Solicita o código.</text:p>
        </text:list-item>
        <text:list-item>
          <text:p text:style-name="P48">Busca o imóvel.</text:p>
        </text:list-item>
        <text:list-item>
          <text:p text:style-name="P48">Se não encontrar, retorna sem alterações.</text:p>
        </text:list-item>
        <text:list-item>
          <text:p text:style-name="P48">Confirma a exclusão com o usuário.</text:p>
        </text:list-item>
        <text:list-item>
          <text:p text:style-name="P48">Remove o imóvel da lista (<text:span text:style-name="Source_20_Text">imoveis.remove(imovel)</text:span>).</text:p>
        </text:list-item>
        <text:list-item>
          <text:p text:style-name="P48">Mostra a mensagem “Imóvel excluído!”.</text:p>
        </text:list-item>
        <text:list-item>
          <text:p text:style-name="P48">Retorna a lista atualizada.</text:p>
        </text:list-item>
      </text:list>
      <text:p text:style-name="Horizontal_20_Line"/>
      <text:h text:style-name="Heading_20_3" text:outline-level="3">💡 Resumo do fluxo completo de imóveis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ção</text:p>
            </table:table-cell>
            <table:table-cell table:style-name="Table2.A1" office:value-type="string">
              <text:p text:style-name="Table_20_Heading">Função usada</text:p>
            </table:table-cell>
            <table:table-cell table:style-name="Table2.A1" office:value-type="string">
              <text:p text:style-name="Table_20_Heading">O que faz</text:p>
            </table:table-cell>
          </table:table-row>
        </table:table-header-rows>
        <table:table-row>
          <table:table-cell table:style-name="Table2.A1" office:value-type="string">
            <text:p text:style-name="Table_20_Contents">Listar</text:p>
          </table:table-cell>
          <table:table-cell table:style-name="Table2.A1" office:value-type="string">
            <text:p text:style-name="Table_20_Contents"><text:span text:style-name="Source_20_Text">listar_imoveis()</text:span></text:p>
          </table:table-cell>
          <table:table-cell table:style-name="Table2.A1" office:value-type="string">
            <text:p text:style-name="Table_20_Contents">Exibe todos os imóveis</text:p>
          </table:table-cell>
        </table:table-row>
        <table:table-row>
          <table:table-cell table:style-name="Table2.A1" office:value-type="string">
            <text:p text:style-name="Table_20_Contents">Buscar</text:p>
          </table:table-cell>
          <table:table-cell table:style-name="Table2.A1" office:value-type="string">
            <text:p text:style-name="Table_20_Contents"><text:span text:style-name="Source_20_Text">buscar_imovel()</text:span></text:p>
          </table:table-cell>
          <table:table-cell table:style-name="Table2.A1" office:value-type="string">
            <text:p text:style-name="Table_20_Contents">Localiza por código</text:p>
          </table:table-cell>
        </table:table-row>
        <table:table-row>
          <table:table-cell table:style-name="Table2.A1" office:value-type="string">
            <text:p text:style-name="Table_20_Contents">Incluir</text:p>
          </table:table-cell>
          <table:table-cell table:style-name="Table2.A1" office:value-type="string">
            <text:p text:style-name="Table_20_Contents"><text:span text:style-name="Source_20_Text">incluir_imovel()</text:span></text:p>
          </table:table-cell>
          <table:table-cell table:style-name="Table2.A1" office:value-type="string">
            <text:p text:style-name="Table_20_Contents">Valida código, coleta dados e adiciona</text:p>
          </table:table-cell>
        </table:table-row>
        <table:table-row>
          <table:table-cell table:style-name="Table2.A1" office:value-type="string">
            <text:p text:style-name="Table_20_Contents">Alterar</text:p>
          </table:table-cell>
          <table:table-cell table:style-name="Table2.A1" office:value-type="string">
            <text:p text:style-name="Table_20_Contents"><text:span text:style-name="Source_20_Text">alterar_imovel()</text:span></text:p>
          </table:table-cell>
          <table:table-cell table:style-name="Table2.A1" office:value-type="string">
            <text:p text:style-name="Table_20_Contents">Atualiza campos individuais</text:p>
          </table:table-cell>
        </table:table-row>
        <table:table-row>
          <table:table-cell table:style-name="Table2.A1" office:value-type="string">
            <text:p text:style-name="Table_20_Contents">Excluir</text:p>
          </table:table-cell>
          <table:table-cell table:style-name="Table2.A1" office:value-type="string">
            <text:p text:style-name="Table_20_Contents"><text:span text:style-name="Source_20_Text">excluir_imovel()</text:span></text:p>
          </table:table-cell>
          <table:table-cell table:style-name="Table2.A1" office:value-type="string">
            <text:p text:style-name="Table_20_Contents">Remove um imóvel da lista</text:p>
          </table:table-cell>
        </table:table-row>
      </table:table>
      <text:p text:style-name="Text_20_body"><text:line-break/>Parte 4 — RELACIONAMENTO (Aluguel/Venda)</text:p>
      <text:p text:style-name="Horizontal_20_Line"/>
      <text:h text:style-name="Heading_20_2" text:outline-level="2">🔹 Função <text:span text:style-name="Source_20_Text">alugar_imovel(imoveis, clientes)</text:span></text:h>
      <text:p text:style-name="P1"><text:span text:style-name="Source_20_Text">def alugar_imovel(imoveis, clientes):</text:span></text:p>
      <text:p text:style-name="P3"><text:span text:style-name="Source_20_Text"><text:s text:c="4"/>codigo = input("Código do imóvel: ")</text:span></text:p>
      <text:p text:style-name="P3"><text:span text:style-name="Source_20_Text"><text:s text:c="4"/>imovel = buscar_imovel(imoveis, codigo)</text:span></text:p>
      <text:p text:style-name="P3"><text:span text:style-name="Source_20_Text"><text:s text:c="4"/>if not imovel:</text:span></text:p>
      <text:p text:style-name="P3"><text:span text:style-name="Source_20_Text"><text:s text:c="8"/>print("Imóvel não encontrado!")</text:span></text:p>
      <text:p text:style-name="P3"><text:span text:style-name="Source_20_Text"><text:s text:c="8"/>return imoveis</text:span></text:p>
      <text:p text:style-name="P3"><text:span text:style-name="Source_20_Text"><text:s text:c="4"/>if imovel['Status'] != 'Disponível':</text:span></text:p>
      <text:p text:style-name="P3"><text:span text:style-name="Source_20_Text"><text:s text:c="8"/>print(f"Imóvel não está disponível! Status atual: {imovel['Status']}")</text:span></text:p>
      <text:p text:style-name="P4"><text:span text:style-name="Source_20_Text"><text:s text:c="8"/>return imoveis</text:span></text:p>
      <text:h text:style-name="Heading_20_3" text:outline-level="3">🧩 Explicação:</text:h>
      <text:list text:style-name="L45">
        <text:list-item>
          <text:p text:style-name="P49">Solicita o <text:span text:style-name="Strong_20_Emphasis">código do imóvel</text:span>.</text:p>
        </text:list-item>
        <text:list-item>
          <text:p text:style-name="P49">Busca o imóvel com <text:span text:style-name="Source_20_Text">buscar_imovel()</text:span>.</text:p>
        </text:list-item>
        <text:list-item>
          <text:p text:style-name="P49">Se não existir, retorna sem alterações.</text:p>
        </text:list-item>
        <text:list-item>
          <text:p text:style-name="P49">Se o imóvel não estiver disponível, informa o status atual e retorna.</text:p>
        </text:list-item>
      </text:list>
      <text:p text:style-name="Horizontal_20_Line"/>
      <text:h text:style-name="Heading_20_3" text:outline-level="3"><text:soft-page-break/>Escolher cliente:</text:h>
      <text:p text:style-name="P1"><text:span text:style-name="Source_20_Text">cpf = input("CPF do cliente: ")</text:span></text:p>
      <text:p text:style-name="P3"><text:span text:style-name="Source_20_Text">cliente = buscar_cliente(clientes, cpf)</text:span></text:p>
      <text:p text:style-name="P3"><text:span text:style-name="Source_20_Text">if not cliente:</text:span></text:p>
      <text:p text:style-name="P3"><text:span text:style-name="Source_20_Text"><text:s text:c="4"/>print("Cliente não encontrado!")</text:span></text:p>
      <text:p text:style-name="P4"><text:span text:style-name="Source_20_Text"><text:s text:c="4"/>return imoveis</text:span></text:p>
      <text:list text:style-name="L46">
        <text:list-item>
          <text:p text:style-name="P50">Solicita CPF.</text:p>
        </text:list-item>
        <text:list-item>
          <text:p text:style-name="P50">Busca cliente com <text:span text:style-name="Source_20_Text">buscar_cliente()</text:span> (mesma lógica da função <text:span text:style-name="Source_20_Text">buscar_imovel</text:span>).</text:p>
        </text:list-item>
        <text:list-item>
          <text:p text:style-name="P50">Se não encontrado, sai da função.</text:p>
        </text:list-item>
      </text:list>
      <text:p text:style-name="Horizontal_20_Line"/>
      <text:h text:style-name="Heading_20_3" text:outline-level="3">Confirmar aluguel e atualizar status:</text:h>
      <text:p text:style-name="P1"><text:span text:style-name="Source_20_Text">if input(f"Confirma aluguel do imóvel {codigo} para {cliente['Nome']}? (S/N) ").upper() == 'S':</text:span></text:p>
      <text:p text:style-name="P3"><text:span text:style-name="Source_20_Text"><text:s text:c="4"/>imovel['Status'] = 'Alugado'</text:span></text:p>
      <text:p text:style-name="P3"><text:span text:style-name="Source_20_Text"><text:s text:c="4"/>print("Aluguel realizado com sucesso!")</text:span></text:p>
      <text:p text:style-name="P4"><text:span text:style-name="Source_20_Text">return imoveis</text:span></text:p>
      <text:list text:style-name="L47">
        <text:list-item>
          <text:p text:style-name="P51">Pergunta ao usuário se deseja confirmar.</text:p>
        </text:list-item>
        <text:list-item>
          <text:p text:style-name="P51">Se sim, muda o <text:span text:style-name="Strong_20_Emphasis">status do imóvel para “Alugado”</text:span>.</text:p>
        </text:list-item>
        <text:list-item>
          <text:p text:style-name="P51">Retorna a lista de imóveis atualizada.</text:p>
        </text:list-item>
      </text:list>
      <text:p text:style-name="Horizontal_20_Line"/>
      <text:h text:style-name="Heading_20_2" text:outline-level="2">🔹 Função <text:span text:style-name="Source_20_Text">vender_imovel(imoveis, clientes)</text:span></text:h>
      <text:p text:style-name="Text_20_body">A lógica é muito similar ao aluguel, mas muda o <text:span text:style-name="Strong_20_Emphasis">status para “Vendido”</text:span>.</text:p>
      <text:p text:style-name="P1"><text:span text:style-name="Source_20_Text">def vender_imovel(imoveis, clientes):</text:span></text:p>
      <text:p text:style-name="P3"><text:span text:style-name="Source_20_Text"><text:s text:c="4"/>codigo = input("Código do imóvel: ")</text:span></text:p>
      <text:p text:style-name="P3"><text:span text:style-name="Source_20_Text"><text:s text:c="4"/>imovel = buscar_imovel(imoveis, codigo)</text:span></text:p>
      <text:p text:style-name="P3"><text:span text:style-name="Source_20_Text"><text:s text:c="4"/>if not imovel:</text:span></text:p>
      <text:p text:style-name="P3"><text:span text:style-name="Source_20_Text"><text:s text:c="8"/>print("Imóvel não encontrado!")</text:span></text:p>
      <text:p text:style-name="P3"><text:span text:style-name="Source_20_Text"><text:s text:c="8"/>return imoveis</text:span></text:p>
      <text:p text:style-name="P3"><text:span text:style-name="Source_20_Text"><text:s text:c="4"/>if imovel['Status'] != 'Disponível':</text:span></text:p>
      <text:p text:style-name="P3"><text:span text:style-name="Source_20_Text"><text:s text:c="8"/>print(f"Imóvel não está disponível! Status atual: {imovel['Status']}")</text:span></text:p>
      <text:p text:style-name="P3"><text:span text:style-name="Source_20_Text"><text:s text:c="8"/>return imoveis</text:span></text:p>
      <text:p text:style-name="P3"/>
      <text:p text:style-name="P3"><text:span text:style-name="Source_20_Text"><text:s text:c="4"/>cpf = input("CPF do comprador: ")</text:span></text:p>
      <text:p text:style-name="P3"><text:span text:style-name="Source_20_Text"><text:s text:c="4"/>cliente = buscar_cliente(clientes, cpf)</text:span></text:p>
      <text:p text:style-name="P3"><text:span text:style-name="Source_20_Text"><text:s text:c="4"/>if not cliente:</text:span></text:p>
      <text:p text:style-name="P3"><text:span text:style-name="Source_20_Text"><text:s text:c="8"/>print("Cliente não encontrado!")</text:span></text:p>
      <text:p text:style-name="P3"><text:span text:style-name="Source_20_Text"><text:s text:c="8"/>return imoveis</text:span></text:p>
      <text:p text:style-name="P3"/>
      <text:p text:style-name="P3"><text:span text:style-name="Source_20_Text"><text:s text:c="4"/>if input(f"Confirma venda do imóvel {codigo} para {cliente['Nome']}? (S/N) ").upper() == 'S':</text:span></text:p>
      <text:p text:style-name="P3"><text:span text:style-name="Source_20_Text"><text:s text:c="8"/>imovel['Status'] = 'Vendido'</text:span></text:p>
      <text:p text:style-name="P3"><text:span text:style-name="Source_20_Text"><text:s text:c="8"/>print("Venda realizada com sucesso!")</text:span></text:p>
      <text:p text:style-name="P4"><text:span text:style-name="Source_20_Text"><text:s text:c="4"/>return imoveis</text:span></text:p>
      <text:h text:style-name="Heading_20_3" text:outline-level="3"><text:soft-page-break/>🧩 Observações:</text:h>
      <text:list text:style-name="L48">
        <text:list-item>
          <text:p text:style-name="P52">O fluxo é <text:span text:style-name="Strong_20_Emphasis">quase idêntico ao aluguel</text:span>, só muda o status.</text:p>
        </text:list-item>
        <text:list-item>
          <text:p text:style-name="P52">Aqui, podemos <text:span text:style-name="Strong_20_Emphasis">registrar em contratos ou histórico</text:span>, se quisermos adicionar complexidade futura.</text:p>
        </text:list-item>
      </text:list>
      <text:p text:style-name="Horizontal_20_Line"/>
      <text:h text:style-name="Heading_20_2" text:outline-level="2">🔹 Função <text:span text:style-name="Source_20_Text">listar_imoveis_disponiveis(imoveis)</text:span></text:h>
      <text:p text:style-name="Text_20_body">Para facilitar a escolha, podemos listar apenas os imóveis <text:span text:style-name="Strong_20_Emphasis">Disponíveis</text:span>:</text:p>
      <text:p text:style-name="P1"><text:span text:style-name="Source_20_Text">def listar_imoveis_disponiveis(imoveis):</text:span></text:p>
      <text:p text:style-name="P3"><text:span text:style-name="Source_20_Text"><text:s text:c="4"/>disponiveis = [i for i in imoveis if i['Status'] == 'Disponível']</text:span></text:p>
      <text:p text:style-name="P3"><text:span text:style-name="Source_20_Text"><text:s text:c="4"/>if not disponiveis:</text:span></text:p>
      <text:p text:style-name="P3"><text:span text:style-name="Source_20_Text"><text:s text:c="8"/>print("Nenhum imóvel disponível no momento.")</text:span></text:p>
      <text:p text:style-name="P3"><text:span text:style-name="Source_20_Text"><text:s text:c="8"/>return</text:span></text:p>
      <text:p text:style-name="P4"><text:span text:style-name="Source_20_Text"><text:s text:c="4"/>listar_imoveis(disponiveis)</text:span></text:p>
      <text:list text:style-name="L49">
        <text:list-item>
          <text:p text:style-name="P53">Cria uma lista filtrada com status <text:span text:style-name="Source_20_Text">'Disponível'</text:span>.</text:p>
        </text:list-item>
        <text:list-item>
          <text:p text:style-name="P53">Se vazia, avisa.</text:p>
        </text:list-item>
        <text:list-item>
          <text:p text:style-name="P53">Senão, chama a função <text:span text:style-name="Source_20_Text">listar_imoveis</text:span> para exibir.</text:p>
        </text:list-item>
      </text:list>
      <text:p text:style-name="Text_20_body">💡 Isso ajuda o usuário a não tentar alugar ou vender imóveis indisponíveis.</text:p>
      <text:p text:style-name="Horizontal_20_Line"/>
      <text:h text:style-name="Heading_20_2" text:outline-level="2">🔹 Observações gerais sobre RELACIONAMENTO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Ação</text:p>
            </table:table-cell>
            <table:table-cell table:style-name="Table3.A1" office:value-type="string">
              <text:p text:style-name="Table_20_Heading">Status alterado</text:p>
            </table:table-cell>
            <table:table-cell table:style-name="Table3.A1" office:value-type="string">
              <text:p text:style-name="Table_20_Heading">Função usada</text:p>
            </table:table-cell>
            <table:table-cell table:style-name="Table3.A1" office:value-type="string">
              <text:p text:style-name="Table_20_Heading">Nota</text:p>
            </table:table-cell>
          </table:table-row>
        </table:table-header-rows>
        <table:table-row>
          <table:table-cell table:style-name="Table3.A1" office:value-type="string">
            <text:p text:style-name="Table_20_Contents">Alugar</text:p>
          </table:table-cell>
          <table:table-cell table:style-name="Table3.A1" office:value-type="string">
            <text:p text:style-name="Table_20_Contents"><text:span text:style-name="Source_20_Text">Alugado</text:span></text:p>
          </table:table-cell>
          <table:table-cell table:style-name="Table3.A1" office:value-type="string">
            <text:p text:style-name="Table_20_Contents"><text:span text:style-name="Source_20_Text">alugar_imovel()</text:span></text:p>
          </table:table-cell>
          <table:table-cell table:style-name="Table3.A1" office:value-type="string">
            <text:p text:style-name="Table_20_Contents">Precisa validar imóvel e cliente</text:p>
          </table:table-cell>
        </table:table-row>
        <table:table-row>
          <table:table-cell table:style-name="Table3.A1" office:value-type="string">
            <text:p text:style-name="Table_20_Contents">Vender</text:p>
          </table:table-cell>
          <table:table-cell table:style-name="Table3.A1" office:value-type="string">
            <text:p text:style-name="Table_20_Contents"><text:span text:style-name="Source_20_Text">Vendido</text:span></text:p>
          </table:table-cell>
          <table:table-cell table:style-name="Table3.A1" office:value-type="string">
            <text:p text:style-name="Table_20_Contents"><text:span text:style-name="Source_20_Text">vender_imovel()</text:span></text:p>
          </table:table-cell>
          <table:table-cell table:style-name="Table3.A1" office:value-type="string">
            <text:p text:style-name="Table_20_Contents">Mesma lógica do aluguel</text:p>
          </table:table-cell>
        </table:table-row>
        <table:table-row>
          <table:table-cell table:style-name="Table3.A1" office:value-type="string">
            <text:p text:style-name="Table_20_Contents">Listar disponíveis</text:p>
          </table:table-cell>
          <table:table-cell table:style-name="Table3.A1" office:value-type="string">
            <text:p text:style-name="Table_20_Contents"><text:span text:style-name="Source_20_Text">Disponível</text:span></text:p>
          </table:table-cell>
          <table:table-cell table:style-name="Table3.A1" office:value-type="string">
            <text:p text:style-name="Table_20_Contents"><text:span text:style-name="Source_20_Text">listar_imoveis_disponiveis()</text:span></text:p>
          </table:table-cell>
          <table:table-cell table:style-name="Table3.A1" office:value-type="string">
            <text:p text:style-name="Table_20_Contents">Facilita a escolha</text:p>
          </table:table-cell>
        </table:table-row>
      </table:table>
      <text:p text:style-name="Text_20_body">💡 <text:span text:style-name="Strong_20_Emphasis">Dica:</text:span> Podemos futuramente criar uma <text:span text:style-name="Strong_20_Emphasis">função de histórico de transações</text:span>, que guardaria data, cliente, imóvel, tipo de operação (aluguel/venda).</text:p>
      <text:p text:style-name="Text_20_body"/>
      <text:h text:style-name="Heading_20_1" text:outline-level="1">Parte 5 — Menu Principal Completo</text:h>
      <text:p text:style-name="P1"><text:span text:style-name="Source_20_Text">def menu_relacionamento():</text:span></text:p>
      <text:p text:style-name="P3"><text:span text:style-name="Source_20_Text"><text:s text:c="4"/># Carrega os dados atuais de imóveis e clientes</text:span></text:p>
      <text:p text:style-name="P3"><text:span text:style-name="Source_20_Text"><text:s text:c="4"/>imoveis = carregar_dados("imoveis.json")</text:span></text:p>
      <text:p text:style-name="P3"><text:span text:style-name="Source_20_Text"><text:s text:c="4"/>clientes = carregar_dados("clientes.json")</text:span></text:p>
      <text:p text:style-name="P3"/>
      <text:p text:style-name="P3"><text:span text:style-name="Source_20_Text"><text:s text:c="4"/>while True:</text:span></text:p>
      <text:p text:style-name="P3"><text:span text:style-name="Source_20_Text"><text:s text:c="8"/>print("\n--- Relacionamento Imóveis ---")</text:span></text:p>
      <text:p text:style-name="P3"><text:span text:style-name="Source_20_Text"><text:s text:c="8"/>print("1. Listar imóveis disponíveis")</text:span></text:p>
      <text:p text:style-name="P3"><text:span text:style-name="Source_20_Text"><text:s text:c="8"/>print("2. Alugar imóvel")</text:span></text:p>
      <text:p text:style-name="P3"><text:span text:style-name="Source_20_Text"><text:s text:c="8"/>print("3. Vender imóvel")</text:span></text:p>
      <text:p text:style-name="P3"><text:span text:style-name="Source_20_Text"><text:s text:c="8"/>print("4. Voltar")</text:span></text:p>
      <text:p text:style-name="P4"><text:soft-page-break/><text:span text:style-name="Source_20_Text"><text:s text:c="8"/>opc = input("Opção: ")</text:span></text:p>
      <text:h text:style-name="Heading_20_3" text:outline-level="3">Explicação linha a linha:</text:h>
      <text:list text:style-name="L50">
        <text:list-item>
          <text:p text:style-name="P54"><text:span text:style-name="Source_20_Text">imoveis = carregar_dados("imoveis.json")</text:span></text:p>
          <text:list>
            <text:list-item>
              <text:p text:style-name="P54">Carrega do arquivo <text:span text:style-name="Source_20_Text">imoveis.json</text:span> a lista de imóveis.</text:p>
            </text:list-item>
            <text:list-item>
              <text:p text:style-name="P54">Retorna uma <text:span text:style-name="Strong_20_Emphasis">lista de dicionários</text:span>, cada um representando um imóvel.</text:p>
            </text:list-item>
          </text:list>
        </text:list-item>
        <text:list-item>
          <text:p text:style-name="P54"><text:span text:style-name="Source_20_Text">clientes = carregar_dados("clientes.json")</text:span></text:p>
          <text:list>
            <text:list-item>
              <text:p text:style-name="P54">Carrega do arquivo <text:span text:style-name="Source_20_Text">clientes.json</text:span> a lista de clientes.</text:p>
            </text:list-item>
            <text:list-item>
              <text:p text:style-name="P54">Retorna <text:span text:style-name="Strong_20_Emphasis">lista de dicionários</text:span> com informações de CPF, nome, telefones, etc.</text:p>
            </text:list-item>
          </text:list>
        </text:list-item>
        <text:list-item>
          <text:p text:style-name="P54"><text:span text:style-name="Source_20_Text">while True:</text:span></text:p>
          <text:list>
            <text:list-item>
              <text:p text:style-name="P54">Loop infinito para manter o menu ativo até o usuário escolher “Voltar”.</text:p>
            </text:list-item>
          </text:list>
        </text:list-item>
        <text:list-item>
          <text:p text:style-name="P54"><text:span text:style-name="Source_20_Text">print(...)</text:span></text:p>
          <text:list>
            <text:list-item>
              <text:p text:style-name="P54">Exibe o menu de opções para o usuário.</text:p>
            </text:list-item>
          </text:list>
        </text:list-item>
        <text:list-item>
          <text:p text:style-name="P54"><text:span text:style-name="Source_20_Text">opc = input("Opção: ")</text:span></text:p>
          <text:list>
            <text:list-item>
              <text:p text:style-name="P54">Recebe a escolha do usuário como <text:span text:style-name="Strong_20_Emphasis">string</text:span>.</text:p>
            </text:list-item>
          </text:list>
        </text:list-item>
      </text:list>
      <text:p text:style-name="Horizontal_20_Line"/>
      <text:h text:style-name="Heading_20_3" text:outline-level="3">Escolhas do menu</text:h>
      <text:p text:style-name="P1"><text:span text:style-name="Source_20_Text"><text:s text:c="8"/>if opc == '1':</text:span></text:p>
      <text:p text:style-name="P3"><text:span text:style-name="Source_20_Text"><text:s text:c="12"/>listar_imoveis_disponiveis(imoveis)</text:span></text:p>
      <text:p text:style-name="P3"><text:span text:style-name="Source_20_Text"><text:s text:c="8"/>elif opc == '2':</text:span></text:p>
      <text:p text:style-name="P3"><text:span text:style-name="Source_20_Text"><text:s text:c="12"/>imoveis = alugar_imovel(imoveis, clientes)</text:span></text:p>
      <text:p text:style-name="P3"><text:span text:style-name="Source_20_Text"><text:s text:c="8"/>elif opc == '3':</text:span></text:p>
      <text:p text:style-name="P3"><text:span text:style-name="Source_20_Text"><text:s text:c="12"/>imoveis = vender_imovel(imoveis, clientes)</text:span></text:p>
      <text:p text:style-name="P3"><text:span text:style-name="Source_20_Text"><text:s text:c="8"/>elif opc == '4':</text:span></text:p>
      <text:p text:style-name="P3"><text:span text:style-name="Source_20_Text"><text:s text:c="12"/>salvar_dados("imoveis.json", imoveis)</text:span></text:p>
      <text:p text:style-name="P3"><text:span text:style-name="Source_20_Text"><text:s text:c="12"/>break</text:span></text:p>
      <text:p text:style-name="P3"><text:span text:style-name="Source_20_Text"><text:s text:c="8"/>else:</text:span></text:p>
      <text:p text:style-name="P4"><text:span text:style-name="Source_20_Text"><text:s text:c="12"/>print("Opção inválida!")</text:span></text:p>
      <text:list text:style-name="L51">
        <text:list-item>
          <text:p text:style-name="P55"><text:span text:style-name="Source_20_Text">'1'</text:span> → chama <text:span text:style-name="Source_20_Text">listar_imoveis_disponiveis(imoveis)</text:span></text:p>
          <text:list>
            <text:list-item>
              <text:p text:style-name="P55">Filtra e mostra apenas imóveis com status <text:span text:style-name="Strong_20_Emphasis">Disponível</text:span>.</text:p>
            </text:list-item>
          </text:list>
        </text:list-item>
        <text:list-item>
          <text:p text:style-name="P55"><text:span text:style-name="Source_20_Text">'2'</text:span> → chama <text:span text:style-name="Source_20_Text">alugar_imovel(imoveis, clientes)</text:span></text:p>
          <text:list>
            <text:list-item>
              <text:p text:style-name="P55">Atualiza status do imóvel para <text:span text:style-name="Strong_20_Emphasis">Alugado</text:span>, se tudo válido.</text:p>
            </text:list-item>
            <text:list-item>
              <text:p text:style-name="P55">Retorna a <text:span text:style-name="Strong_20_Emphasis">lista de imóveis atualizada</text:span>, por isso fazemos <text:span text:style-name="Source_20_Text">imoveis = ...</text:span>.</text:p>
            </text:list-item>
          </text:list>
        </text:list-item>
        <text:list-item>
          <text:p text:style-name="P55"><text:span text:style-name="Source_20_Text">'3'</text:span> → chama <text:span text:style-name="Source_20_Text">vender_imovel(imoveis, clientes)</text:span></text:p>
          <text:list>
            <text:list-item>
              <text:p text:style-name="P55">Atualiza status para <text:span text:style-name="Strong_20_Emphasis">Vendido</text:span>, mesma lógica do aluguel.</text:p>
            </text:list-item>
          </text:list>
        </text:list-item>
        <text:list-item>
          <text:p text:style-name="P55"><text:span text:style-name="Source_20_Text">'4'</text:span> → salva alterações no arquivo <text:span text:style-name="Source_20_Text">imoveis.json</text:span> e sai do menu (<text:span text:style-name="Source_20_Text">break</text:span>).</text:p>
        </text:list-item>
        <text:list-item>
          <text:p text:style-name="P55"><text:soft-page-break/><text:span text:style-name="Source_20_Text">else:</text:span> → qualquer outra opção mostra <text:span text:style-name="Strong_20_Emphasis">“Opção inválida!”</text:span>.</text:p>
        </text:list-item>
      </text:list>
      <text:p text:style-name="Horizontal_20_Line"/>
      <text:h text:style-name="Heading_20_2" text:outline-level="2">🔹 Menu Principal Integrado</text:h>
      <text:p text:style-name="Text_20_body">Agora, integramos <text:span text:style-name="Strong_20_Emphasis">Clientes, Imóveis, Aluguéis/Vendas e Relatórios</text:span>:</text:p>
      <text:p text:style-name="P1"><text:span text:style-name="Source_20_Text">def main():</text:span></text:p>
      <text:p text:style-name="P3"><text:span text:style-name="Source_20_Text"><text:s text:c="4"/>while True:</text:span></text:p>
      <text:p text:style-name="P3"><text:span text:style-name="Source_20_Text"><text:s text:c="8"/>print("\n=== Sistema Imobiliária ===")</text:span></text:p>
      <text:p text:style-name="P3"><text:span text:style-name="Source_20_Text"><text:s text:c="8"/>print("1. Clientes")</text:span></text:p>
      <text:p text:style-name="P3"><text:span text:style-name="Source_20_Text"><text:s text:c="8"/>print("2. Imóveis")</text:span></text:p>
      <text:p text:style-name="P3"><text:span text:style-name="Source_20_Text"><text:s text:c="8"/>print("3. Aluguéis")</text:span></text:p>
      <text:p text:style-name="P3"><text:span text:style-name="Source_20_Text"><text:s text:c="8"/>print("4. Relatórios")</text:span></text:p>
      <text:p text:style-name="P3"><text:span text:style-name="Source_20_Text"><text:s text:c="8"/>print("5. Relacionamento (Aluguel/Venda)")</text:span></text:p>
      <text:p text:style-name="P3"><text:span text:style-name="Source_20_Text"><text:s text:c="8"/>print("6. Sair")</text:span></text:p>
      <text:p text:style-name="P4"><text:span text:style-name="Source_20_Text"><text:s text:c="8"/>opc = input("Opção: ")</text:span></text:p>
      <text:h text:style-name="Heading_20_3" text:outline-level="3">Explicação:</text:h>
      <text:list text:style-name="L52">
        <text:list-item>
          <text:p text:style-name="P56">Menu principal do sistema, loop infinito (<text:span text:style-name="Source_20_Text">while True</text:span>) até o usuário escolher sair.</text:p>
        </text:list-item>
        <text:list-item>
          <text:p text:style-name="P56"><text:span text:style-name="Source_20_Text">opc</text:span> é a <text:span text:style-name="Strong_20_Emphasis">opção digitada pelo usuário</text:span>, string.</text:p>
        </text:list-item>
        <text:list-item>
          <text:p text:style-name="P56">Cada número chama o respectivo submenu.</text:p>
        </text:list-item>
      </text:list>
      <text:p text:style-name="Horizontal_20_Line"/>
      <text:h text:style-name="Heading_20_3" text:outline-level="3">Chamadas de submenu:</text:h>
      <text:p text:style-name="P1"><text:span text:style-name="Source_20_Text"><text:s text:c="8"/>if opc == '1':</text:span></text:p>
      <text:p text:style-name="P3"><text:span text:style-name="Source_20_Text"><text:s text:c="12"/>menu_clientes()</text:span></text:p>
      <text:p text:style-name="P3"><text:span text:style-name="Source_20_Text"><text:s text:c="8"/>elif opc == '2':</text:span></text:p>
      <text:p text:style-name="P3"><text:span text:style-name="Source_20_Text"><text:s text:c="12"/>menu_imoveis()</text:span></text:p>
      <text:p text:style-name="P3"><text:span text:style-name="Source_20_Text"><text:s text:c="8"/>elif opc == '3':</text:span></text:p>
      <text:p text:style-name="P3"><text:span text:style-name="Source_20_Text"><text:s text:c="12"/>menu_alugueis()</text:span></text:p>
      <text:p text:style-name="P3"><text:span text:style-name="Source_20_Text"><text:s text:c="8"/>elif opc == '4':</text:span></text:p>
      <text:p text:style-name="P3"><text:span text:style-name="Source_20_Text"><text:s text:c="12"/>menu_relatorios()</text:span></text:p>
      <text:p text:style-name="P3"><text:span text:style-name="Source_20_Text"><text:s text:c="8"/>elif opc == '5':</text:span></text:p>
      <text:p text:style-name="P3"><text:span text:style-name="Source_20_Text"><text:s text:c="12"/>menu_relacionamento()</text:span></text:p>
      <text:p text:style-name="P3"><text:span text:style-name="Source_20_Text"><text:s text:c="8"/>elif opc == '6':</text:span></text:p>
      <text:p text:style-name="P3"><text:span text:style-name="Source_20_Text"><text:s text:c="12"/>print("Saindo do sistema...")</text:span></text:p>
      <text:p text:style-name="P3"><text:span text:style-name="Source_20_Text"><text:s text:c="12"/>break</text:span></text:p>
      <text:p text:style-name="P3"><text:span text:style-name="Source_20_Text"><text:s text:c="8"/>else:</text:span></text:p>
      <text:p text:style-name="P4"><text:span text:style-name="Source_20_Text"><text:s text:c="12"/>print("Opção inválida!")</text:span></text:p>
      <text:list text:style-name="L53">
        <text:list-item>
          <text:p text:style-name="P57"><text:span text:style-name="Source_20_Text">'1'</text:span> → <text:span text:style-name="Source_20_Text">menu_clientes()</text:span> → submenu de <text:span text:style-name="Strong_20_Emphasis">clientes</text:span> (listar, incluir, alterar, excluir).</text:p>
        </text:list-item>
        <text:list-item>
          <text:p text:style-name="P57"><text:span text:style-name="Source_20_Text">'2'</text:span> → <text:span text:style-name="Source_20_Text">menu_imoveis()</text:span> → submenu de <text:span text:style-name="Strong_20_Emphasis">imóveis</text:span>.</text:p>
        </text:list-item>
        <text:list-item>
          <text:p text:style-name="P57"><text:span text:style-name="Source_20_Text">'3'</text:span> → <text:span text:style-name="Source_20_Text">menu_alugueis()</text:span> → submenu de <text:span text:style-name="Strong_20_Emphasis">alugueis já registrados</text:span>.</text:p>
        </text:list-item>
        <text:list-item>
          <text:p text:style-name="P57"><text:span text:style-name="Source_20_Text">'4'</text:span> → <text:span text:style-name="Source_20_Text">menu_relatorios()</text:span> → relatórios filtrados.</text:p>
        </text:list-item>
        <text:list-item>
          <text:p text:style-name="P57"><text:span text:style-name="Source_20_Text">'5'</text:span> → <text:span text:style-name="Source_20_Text">menu_relacionamento()</text:span> → <text:span text:style-name="Strong_20_Emphasis">aluguel e venda</text:span> que acabamos de criar.</text:p>
        </text:list-item>
        <text:list-item>
          <text:p text:style-name="P57"><text:span text:style-name="Source_20_Text">'6'</text:span> → encerra o sistema (<text:span text:style-name="Source_20_Text">break</text:span>).</text:p>
        </text:list-item>
        <text:list-item>
          <text:p text:style-name="P57"><text:span text:style-name="Source_20_Text">else</text:span> → captura qualquer opção inválida digitada pelo usuário.</text:p>
        </text:list-item>
      </text:list>
      <text:p text:style-name="Horizontal_20_Line"><text:soft-page-break/></text:p>
      <text:h text:style-name="Heading_20_3" text:outline-level="3">🔹 Pontos importantes:</text:h>
      <text:list text:style-name="L54">
        <text:list-item>
          <text:p text:style-name="P58">Cada submenu carrega os dados do arquivo JSON correspondente.</text:p>
        </text:list-item>
        <text:list-item>
          <text:p text:style-name="P58">Toda alteração nos dados (<text:span text:style-name="Strong_20_Emphasis">inclusão, alteração, exclusão, aluguel ou venda</text:span>) é salva apenas quando o usuário sai do submenu.</text:p>
        </text:list-item>
        <text:list-item>
          <text:p text:style-name="P58">Funções retornam <text:span text:style-name="Strong_20_Emphasis">listas atualizadas</text:span> (<text:span text:style-name="Source_20_Text">clientes</text:span>, <text:span text:style-name="Source_20_Text">imoveis</text:span>, <text:span text:style-name="Source_20_Text">alugueis</text:span>), garantindo que alterações sejam persistidas.</text:p>
        </text:list-item>
        <text:list-item>
          <text:p text:style-name="P58">O menu principal integra tudo de forma <text:span text:style-name="Strong_20_Emphasis">organizada e modular</text:span>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20:08:37.630406229</meta:creation-date>
    <dc:date>2025-11-11T20:16:15.516174566</dc:date>
    <meta:editing-duration>PT7M40S</meta:editing-duration>
    <meta:editing-cycles>1</meta:editing-cycles>
    <meta:document-statistic meta:table-count="3" meta:image-count="0" meta:object-count="0" meta:page-count="20" meta:paragraph-count="624" meta:word-count="3905" meta:character-count="26213" meta:non-whitespace-character-count="21822"/>
    <meta:generator>LibreOffice/24.2.7.2$Linux_X86_64 LibreOffice_project/420$Build-2</meta:generator>
  </office:meta>
</office:document-meta>
</file>